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26.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697cm"/>
    </style:style>
    <style:style style:name="Tabla4.B" style:family="table-column">
      <style:table-column-properties style:column-width="7.001cm"/>
    </style:style>
    <style:style style:name="Tabla4.D" style:family="table-column">
      <style:table-column-properties style:column-width="2cm"/>
    </style:style>
    <style:style style:name="Tabla4.E" style:family="table-column">
      <style:table-column-properties style:column-width="1.041cm"/>
    </style:style>
    <style:style style:name="Tabla4.F" style:family="table-column">
      <style:table-column-properties style:column-width="0.96cm"/>
    </style:style>
    <style:style style:name="Tabla4.G" style:family="table-column">
      <style:table-column-properties style:column-width="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17" style:family="table-row">
      <style:table-row-properties fo:background-color="transparent" fo:keep-together="auto">
        <style:background-image/>
      </style:table-row-properties>
    </style:style>
    <style:style style:name="Tabla4.A19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19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fo:font-size="9pt" fo:language="ca" fo:country="ES" style:font-size-asian="7.84999990463257pt" style:font-size-complex="9pt"/>
    </style:style>
    <style:style style:name="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5" style:family="paragraph" style:parent-style-name="Header">
      <style:text-properties fo:font-size="8pt" officeooo:rsid="0048d237" officeooo:paragraph-rsid="006b4271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6b4271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6b4271" style:font-size-asian="8pt" style:font-size-complex="8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9pt" fo:language="ca" fo:country="ES" officeooo:paragraph-rsid="006b4271" style:font-size-asian="7.84999990463257pt" style:font-size-complex="9pt"/>
    </style:style>
    <style:style style:name="P9" style:family="paragraph" style:parent-style-name="Standard">
      <style:paragraph-properties fo:line-height="115%" fo:orphans="2" fo:widows="2" style:snap-to-layout-grid="false"/>
      <style:text-properties fo:color="#000000" style:font-name="Calibri" fo:font-size="9pt" fo:language="ca" fo:country="ES" style:font-name-asian="Arial" style:font-size-asian="9pt" style:font-name-complex="Calibri"/>
    </style:style>
    <style:style style:name="P10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1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font-name-complex="Calibri"/>
    </style:style>
    <style:style style:name="P12" style:family="paragraph" style:parent-style-name="Standard">
      <style:paragraph-properties style:line-height-at-least="0.176cm" fo:text-align="start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font-name-complex="Calibri"/>
    </style:style>
    <style:style style:name="P13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fo:language="ca" fo:country="ES" officeooo:paragraph-rsid="00782eac" style:font-name-asian="Arial" style:font-size-asian="9pt" style:language-asian="es" style:country-asian="ES" style:font-name-complex="Calibri"/>
    </style:style>
    <style:style style:name="P14" style:family="paragraph" style:parent-style-name="Standard">
      <style:paragraph-properties style:line-height-at-least="0.353cm"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15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fo:language="ca" fo:country="ES" officeooo:paragraph-rsid="00789394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6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fo:color="#000000" style:font-name="Calibri" fo:font-size="9pt" fo:language="ca" fo:country="ES" fo:font-weight="bold" officeooo:paragraph-rsid="007a5010" style:font-name-asian="Calibri" style:font-size-asian="9pt" style:font-weight-asian="bold" style:font-name-complex="Calibri"/>
    </style:style>
    <style:style style:name="P17" style:family="paragraph" style:parent-style-name="Standard">
      <style:paragraph-properties fo:orphans="2" fo:widows="2" fo:hyphenation-ladder-count="no-limit" style:text-autospace="none" style:snap-to-layout-grid="false"/>
      <style:text-properties fo:color="#000000" style:font-name="Calibri" fo:font-size="9pt" officeooo:paragraph-rsid="00789394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fo:color="#000000" style:font-name="Calibri" fo:font-size="9pt" officeooo:paragraph-rsid="00789394" style:font-name-asian="Times New Roman" style:font-size-asian="9pt" style:language-asian="es" style:country-asian="ES" style:font-name-complex="Calibri" fo:hyphenate="true" fo:hyphenation-remain-char-count="2" fo:hyphenation-push-char-count="2"/>
    </style:style>
    <style:style style:name="P19" style:family="paragraph" style:parent-style-name="Standard">
      <style:paragraph-properties style:line-height-at-least="0.353cm" style:snap-to-layout-grid="false"/>
      <style:text-properties fo:color="#000000" style:font-name="Calibri" fo:font-size="9pt" officeooo:paragraph-rsid="007732fc" style:font-size-asian="9pt" style:font-name-complex="Calibri"/>
    </style:style>
    <style:style style:name="P20" style:family="paragraph" style:parent-style-name="Standard">
      <style:paragraph-properties style:snap-to-layout-grid="false"/>
      <style:text-properties fo:color="#000000" style:font-name="Calibri" fo:font-size="9pt" officeooo:paragraph-rsid="00789394" style:font-size-asian="9pt" style:font-name-complex="Calibri"/>
    </style:style>
    <style:style style:name="P21" style:family="paragraph" style:parent-style-name="Standard">
      <style:text-properties fo:color="#000000" style:font-name="Calibri" fo:font-size="9pt" officeooo:paragraph-rsid="00789394" style:font-size-asian="9pt" style:font-name-complex="Calibri"/>
    </style:style>
    <style:style style:name="P22" style:family="paragraph" style:parent-style-name="Standard">
      <style:paragraph-properties style:snap-to-layout-grid="false"/>
      <style:text-properties fo:color="#000000" style:font-name="Calibri" fo:font-size="9pt" officeooo:paragraph-rsid="007c93da" style:font-name-asian="ZUHCBF+ArialMT" style:font-size-asian="9pt" style:font-name-complex="Calibri"/>
    </style:style>
    <style:style style:name="P23" style:family="paragraph" style:parent-style-name="Standard">
      <style:text-properties fo:color="#000000" style:font-name="Calibri" fo:font-size="9pt" officeooo:paragraph-rsid="007c93da" style:font-name-asian="ZUHCBF+ArialMT" style:font-size-asian="9pt" style:font-name-complex="Calibri"/>
    </style:style>
    <style:style style:name="P24" style:family="paragraph" style:parent-style-name="Standard">
      <style:paragraph-properties fo:text-align="justify" style:justify-single-word="false"/>
      <style:text-properties fo:color="#000000" style:font-name="Calibri" fo:font-size="9pt" officeooo:paragraph-rsid="007732fc" style:font-name-asian="Calibri" style:font-size-asian="9pt" style:font-name-complex="Calibri"/>
    </style:style>
    <style:style style:name="P25" style:family="paragraph" style:parent-style-name="Standard">
      <style:paragraph-properties style:line-height-at-least="0.353cm" fo:text-align="start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26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27" style:family="paragraph" style:parent-style-name="Standard">
      <style:paragraph-properties style:line-height-at-least="0.176cm" fo:text-align="justify" style:justify-single-word="false" style:snap-to-layout-gri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28" style:family="paragraph" style:parent-style-name="Standard">
      <style:paragraph-properties style:line-height-at-least="0.176cm" fo:text-align="justify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29" style:family="paragraph" style:parent-style-name="Standard">
      <style:paragraph-properties style:line-height-at-least="0.176cm" fo:text-align="start" style:justify-single-word="false" style:snap-to-layout-gri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30" style:family="paragraph" style:parent-style-name="Standard">
      <style:paragraph-properties style:line-height-at-least="0.176cm" fo:text-align="start" style:justify-single-word="false"/>
      <style:text-properties fo:color="#000000" style:font-name="Calibri" fo:font-size="9pt" officeooo:paragraph-rsid="00782eac" style:font-name-asian="Arial" style:font-size-asian="9pt" style:font-name-complex="Calibri"/>
    </style:style>
    <style:style style:name="P31" style:family="paragraph" style:parent-style-name="Standard">
      <style:text-properties fo:color="#000000" style:font-name="Calibri" fo:font-size="9pt" officeooo:paragraph-rsid="007c93da" style:font-name-asian="Arial" style:font-size-asian="9pt" style:font-name-complex="Calibri"/>
    </style:style>
    <style:style style:name="P32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fo:language="ca" fo:country="ES" officeooo:paragraph-rsid="0077bbd1"/>
    </style:style>
    <style:style style:name="P33" style:family="paragraph" style:parent-style-name="Standard">
      <style:text-properties fo:font-size="9pt" fo:language="ca" fo:country="ES" style:font-size-asian="7.84999990463257pt" style:font-size-complex="9pt"/>
    </style:style>
    <style:style style:name="P34" style:family="paragraph" style:parent-style-name="Standard">
      <style:paragraph-properties style:snap-to-layout-grid="false"/>
      <style:text-properties style:font-name="Calibri" fo:font-size="9pt" officeooo:paragraph-rsid="007732fc" style:font-size-asian="9pt" style:font-name-complex="Calibri"/>
    </style:style>
    <style:style style:name="P35" style:family="paragraph" style:parent-style-name="Standard">
      <style:paragraph-properties style:snap-to-layout-grid="false"/>
      <style:text-properties style:font-name="Calibri" fo:font-size="9pt" officeooo:paragraph-rsid="007b53e2" style:font-size-asian="9pt" style:font-name-complex="Calibri"/>
    </style:style>
    <style:style style:name="P36" style:family="paragraph" style:parent-style-name="Standard">
      <style:text-properties style:font-name="Calibri" fo:font-size="9pt" officeooo:paragraph-rsid="007732fc" style:font-size-asian="9pt" style:font-name-complex="Calibri"/>
    </style:style>
    <style:style style:name="P37" style:family="paragraph" style:parent-style-name="Standard">
      <style:paragraph-properties style:line-height-at-least="0.176cm" style:snap-to-layout-grid="false">
        <style:tab-stops>
          <style:tab-stop style:position="0.363cm"/>
        </style:tab-stops>
      </style:paragraph-properties>
      <style:text-properties style:font-name="Calibri" fo:font-size="9pt" officeooo:paragraph-rsid="007a5010" style:font-size-asian="9pt" style:font-name-complex="Calibri"/>
    </style:style>
    <style:style style:name="P38" style:family="paragraph" style:parent-style-name="Standard">
      <style:text-properties style:font-name="Calibri" fo:font-size="9pt" officeooo:paragraph-rsid="007b53e2" style:font-size-asian="9pt" style:font-name-complex="Calibri"/>
    </style:style>
    <style:style style:name="P39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officeooo:paragraph-rsid="00782eac" style:font-name-asian="Arial" style:font-size-asian="9pt" style:font-name-complex="Calibri"/>
    </style:style>
    <style:style style:name="P40" style:family="paragraph" style:parent-style-name="Standard">
      <style:paragraph-properties style:line-height-at-least="0.176cm" fo:text-align="justify" style:justify-single-word="false"/>
      <style:text-properties style:font-name="Calibri" fo:font-size="9pt" officeooo:paragraph-rsid="00782eac" style:font-name-asian="Arial" style:font-size-asian="9pt" style:font-name-complex="Calibri"/>
    </style:style>
    <style:style style:name="P41" style:family="paragraph" style:parent-style-name="Standard">
      <style:text-properties style:font-name="Calibri" fo:font-size="9pt" officeooo:paragraph-rsid="007c93da" style:font-name-asian="ZUHCBF+ArialMT" style:font-size-asian="9pt" style:font-name-complex="Calibri"/>
    </style:style>
    <style:style style:name="P42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paragraph-rsid="00782eac" style:font-name-asian="Arial" style:font-size-asian="9pt" style:font-name-complex="Calibri"/>
    </style:style>
    <style:style style:name="P43" style:family="paragraph" style:parent-style-name="Standard">
      <style:paragraph-properties fo:line-height="115%" fo:text-align="start" style:justify-single-word="false" style:snap-to-layout-grid="false"/>
      <style:text-properties style:font-name="Calibri" fo:font-size="9pt" fo:language="ca" fo:country="ES" fo:font-weight="normal" officeooo:paragraph-rsid="0077bbd1" style:font-size-asian="9pt" style:font-weight-asian="normal" style:font-name-complex="Calibri" style:font-weight-complex="normal"/>
    </style:style>
    <style:style style:name="P44" style:family="paragraph" style:parent-style-name="Standard">
      <style:paragraph-properties style:line-height-at-least="0.353cm" style:text-autospace="none" style:snap-to-layout-grid="false"/>
      <style:text-properties style:font-name="Calibri" fo:font-size="9pt" fo:language="ca" fo:country="ES" officeooo:paragraph-rsid="00782eac" style:font-name-asian="ZUHCBF+ArialMT" style:font-size-asian="9pt" style:font-name-complex="Calibri"/>
    </style:style>
    <style:style style:name="P45" style:family="paragraph" style:parent-style-name="Standard">
      <style:paragraph-properties fo:text-align="center" style:justify-single-word="false"/>
      <style:text-properties style:font-name="Calibri" fo:font-size="9pt" fo:language="ca" fo:country="ES" fo:font-weight="bold" officeooo:paragraph-rsid="00782eac" style:font-size-asian="9pt" style:font-weight-asian="bold" style:font-name-complex="Calibri" style:font-weight-complex="bold"/>
    </style:style>
    <style:style style:name="P46" style:family="paragraph" style:parent-style-name="Standard">
      <style:paragraph-properties style:snap-to-layout-grid="false"/>
      <style:text-properties style:font-name="Calibri" fo:font-size="9pt" fo:language="ca" fo:country="ES" officeooo:paragraph-rsid="007b53e2" style:font-size-asian="9pt" style:font-name-complex="Calibri"/>
    </style:style>
    <style:style style:name="P47" style:family="paragraph" style:parent-style-name="Standard">
      <style:paragraph-properties fo:text-align="center" style:justify-single-word="false"/>
      <style:text-properties style:font-name="Calibri" fo:font-size="9pt" fo:font-weight="bold" officeooo:paragraph-rsid="00782eac" style:font-size-asian="9pt" style:font-weight-asian="bold" style:font-name-complex="Calibri" style:font-weight-complex="bold"/>
    </style:style>
    <style:style style:name="P48" style:family="paragraph" style:parent-style-name="Standard">
      <style:paragraph-properties style:line-height-at-least="0.353cm" fo:text-align="center" style:justify-single-word="false" style:text-autospace="non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49" style:family="paragraph" style:parent-style-name="Standard">
      <style:paragraph-properties fo:text-align="justify" style:justify-single-word="false"/>
      <style:text-properties officeooo:paragraph-rsid="007732fc"/>
    </style:style>
    <style:style style:name="P50" style:family="paragraph" style:parent-style-name="Standard">
      <style:paragraph-properties style:line-height-at-least="0.353cm" style:text-autospace="none" style:snap-to-layout-grid="false"/>
      <style:text-properties fo:language="ca" fo:country="ES" officeooo:paragraph-rsid="00782eac"/>
    </style:style>
    <style:style style:name="P51" style:family="paragraph" style:parent-style-name="Standard">
      <style:paragraph-properties style:line-height-at-least="0.353cm" fo:text-align="justify" style:justify-single-word="false" style:text-autospace="none" style:snap-to-layout-grid="false"/>
      <style:text-properties fo:language="ca" fo:country="ES" officeooo:paragraph-rsid="00782eac"/>
    </style:style>
    <style:style style:name="P52" style:family="paragraph" style:parent-style-name="Standard">
      <style:paragraph-properties fo:line-height="115%" fo:text-align="justify" style:justify-single-word="false" fo:orphans="2" fo:widows="2" style:snap-to-layout-grid="false"/>
      <style:text-properties fo:language="ca" fo:country="ES" officeooo:paragraph-rsid="0077bbd1"/>
    </style:style>
    <style:style style:name="P53" style:family="paragraph" style:parent-style-name="Standard">
      <style:paragraph-properties fo:line-height="115%" style:snap-to-layout-grid="false"/>
      <style:text-properties fo:language="ca" fo:country="ES" officeooo:paragraph-rsid="0077bbd1"/>
    </style:style>
    <style:style style:name="P54" style:family="paragraph" style:parent-style-name="Standard">
      <style:text-properties officeooo:paragraph-rsid="00789394"/>
    </style:style>
    <style:style style:name="P55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56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5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82eac" style:font-size-asian="9pt" style:font-name-complex="Calibri"/>
    </style:style>
    <style:style style:name="P5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b53e2" style:font-name-asian="Arial" style:font-size-asian="9pt" style:font-name-complex="Calibri"/>
    </style:style>
    <style:style style:name="P59" style:family="paragraph" style:parent-style-name="Text_20_body">
      <style:paragraph-properties fo:margin-top="0cm" fo:margin-bottom="0cm" style:contextual-spacing="false" style:snap-to-layout-grid="false"/>
      <style:text-properties fo:color="#000000" style:font-name="Calibri" fo:font-size="9pt" fo:language="ca" fo:country="ES" officeooo:paragraph-rsid="007c93da" style:font-name-asian="ZUHCBF+ArialMT" style:font-size-asian="9pt" style:language-asian="es" style:country-asian="ES" style:font-name-complex="Calibri"/>
    </style:style>
    <style:style style:name="P60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7c93da" style:font-name-asian="ZUHCBF+ArialMT" style:font-size-asian="9pt" style:font-name-complex="Calibri"/>
    </style:style>
    <style:style style:name="P61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 officeooo:paragraph-rsid="007732fc"/>
    </style:style>
    <style:style style:name="P62" style:family="paragraph" style:parent-style-name="Text_20_body">
      <style:paragraph-properties fo:margin-top="0cm" fo:margin-bottom="0cm" style:contextual-spacing="false" style:line-height-at-least="0.353cm" fo:text-align="justify" style:justify-single-word="false" style:text-autospace="none" style:snap-to-layout-grid="false"/>
      <style:text-properties fo:language="ca" fo:country="ES" officeooo:paragraph-rsid="00782eac"/>
    </style:style>
    <style:style style:name="P6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 officeooo:paragraph-rsid="00782eac"/>
    </style:style>
    <style:style style:name="P6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 fo:font-weight="normal" officeooo:paragraph-rsid="0077bbd1" style:font-weight-asian="normal" style:font-weight-complex="normal"/>
    </style:style>
    <style:style style:name="P65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 fo:font-weight="normal" officeooo:paragraph-rsid="00789394" style:font-weight-asian="normal" style:font-weight-complex="normal"/>
    </style:style>
    <style:style style:name="P66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language="ca" fo:country="ES" fo:font-weight="normal" officeooo:paragraph-rsid="007c93da" style:font-weight-asian="normal" style:font-weight-complex="normal"/>
    </style:style>
    <style:style style:name="P67" style:family="paragraph" style:parent-style-name="Text_20_body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libri" fo:font-size="9pt" fo:language="ca" fo:country="ES" officeooo:paragraph-rsid="007b53e2" style:font-name-asian="Arial" style:font-size-asian="9pt" style:font-name-complex="Calibri"/>
    </style:style>
    <style:style style:name="P68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c93da" style:font-name-asian="Microsoft YaHei1" style:font-size-asian="9pt" style:language-asian="es" style:country-asian="ES" style:font-name-complex="Calibri"/>
    </style:style>
    <style:style style:name="P69" style:family="paragraph" style:parent-style-name="Text_20_body">
      <style:paragraph-properties fo:margin-top="0cm" fo:margin-bottom="0cm" style:contextual-spacing="false"/>
      <style:text-properties style:font-name="Calibri" fo:font-size="9pt" officeooo:paragraph-rsid="007c93da" style:font-name-asian="ZUHCBF+ArialMT" style:font-size-asian="9pt" style:font-name-complex="Calibri"/>
    </style:style>
    <style:style style:name="P70" style:family="paragraph" style:parent-style-name="_34__20_competencias">
      <style:paragraph-properties fo:margin-top="0cm" fo:margin-bottom="0cm" style:contextual-spacing="false"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77bbd1" style:font-name-asian="Lucida Sans Unicode" style:font-size-asian="9pt" style:font-weight-asian="normal" style:font-name-complex="Calibri" style:font-weight-complex="normal"/>
    </style:style>
    <style:style style:name="P71" style:family="paragraph" style:parent-style-name="_34__20_competencias">
      <style:paragraph-properties fo:margin-top="0cm" fo:margin-bottom="0cm" style:contextual-spacing="false" style:line-height-at-least="0.353cm" fo:text-align="start" style:justify-single-word="false" style:snap-to-layout-grid="false"/>
      <style:text-properties fo:language="ca" fo:country="ES" fo:font-weight="normal" officeooo:paragraph-rsid="00782eac" style:font-weight-asian="normal" style:font-weight-complex="normal"/>
    </style:style>
    <style:style style:name="P72" style:family="paragraph" style:parent-style-name="Table_20_Contents">
      <style:paragraph-properties style:snap-to-layout-grid="false"/>
      <style:text-properties fo:language="ca" fo:country="ES" fo:font-weight="normal" officeooo:paragraph-rsid="00789394" style:font-weight-asian="normal" style:font-weight-complex="normal"/>
    </style:style>
    <style:style style:name="P73" style:family="paragraph" style:parent-style-name="Table_20_Contents">
      <style:paragraph-properties style:line-height-at-least="0.353cm" style:snap-to-layout-grid="false"/>
      <style:text-properties fo:language="ca" fo:country="ES" fo:font-weight="normal" officeooo:paragraph-rsid="00789394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officeooo:rsid="0069514b" officeooo:paragraph-rsid="0069514b" style:letter-kerning="true" style:font-name-asian="SimSun1" style:font-size-asian="14pt" style:language-asian="zh" style:country-asian="CN" style:font-name-complex="Calibri" style:font-size-complex="14pt" style:language-complex="hi" style:country-complex="IN"/>
    </style:style>
    <style:style style:name="P75" style:family="paragraph" style:parent-style-name="Table_20_Contents">
      <style:paragraph-properties style:snap-to-layout-grid="false"/>
      <style:text-properties style:font-name="Calibri" fo:font-size="9pt" fo:language="ca" fo:country="ES" officeooo:paragraph-rsid="00789394" style:font-size-asian="9pt" style:font-name-complex="Calibri"/>
    </style:style>
    <style:style style:name="P76" style:family="paragraph" style:parent-style-name="Table_20_Contents">
      <style:paragraph-properties style:snap-to-layout-grid="false"/>
      <style:text-properties style:font-name="Calibri" fo:font-size="9pt" fo:language="ca" fo:country="ES" officeooo:paragraph-rsid="007b53e2" style:font-size-asian="9pt" style:font-name-complex="Calibri"/>
    </style:style>
    <style:style style:name="P77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789394" style:font-size-asian="9pt" style:font-name-complex="Calibri"/>
    </style:style>
    <style:style style:name="P78" style:family="paragraph" style:parent-style-name="Table_20_Contents">
      <style:paragraph-properties style:line-height-at-least="0.353cm" style:snap-to-layout-grid="false"/>
      <style:text-properties style:font-name="Calibri" fo:font-size="9pt" fo:language="ca" fo:country="ES" officeooo:paragraph-rsid="007a5010" style:font-size-asian="9pt" style:font-name-complex="Calibri"/>
    </style:style>
    <style:style style:name="P79" style:family="paragraph" style:parent-style-name="Table_20_Contents">
      <style:paragraph-properties fo:text-align="center" style:justify-single-word="false"/>
      <style:text-properties style:font-name="Calibri" fo:font-size="9pt" fo:font-weight="bold" officeooo:paragraph-rsid="00789394" style:font-size-asian="9pt" style:font-weight-asian="bold" style:font-name-complex="Calibri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69514b" style:font-name-asian="Arial" style:font-size-asian="9pt" style:font-name-complex="Calibri"/>
    </style:style>
    <style:style style:name="P81" style:family="paragraph" style:parent-style-name="Table_20_Contents">
      <style:paragraph-properties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Calibri" fo:font-size="9pt" fo:language="ca" fo:country="ES" fo:font-weight="bold" officeooo:paragraph-rsid="00789394" style:font-size-asian="9pt" style:font-weight-asian="bold" style:font-name-complex="Calibri" style:font-weight-complex="bold"/>
    </style:style>
    <style:style style:name="P83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normal" officeooo:paragraph-rsid="007a5010" style:font-size-asian="9pt" style:font-weight-asian="normal" style:font-name-complex="Calibri" style:font-weight-complex="normal"/>
    </style:style>
    <style:style style:name="P84" style:family="paragraph" style:parent-style-name="Table_20_Contents">
      <style:paragraph-properties style:snap-to-layout-grid="false"/>
      <style:text-properties fo:color="#000000" style:font-name="Calibri" fo:font-size="9pt" officeooo:paragraph-rsid="0077bbd1" style:font-size-asian="9pt" style:font-name-complex="Calibri"/>
    </style:style>
    <style:style style:name="P85" style:family="paragraph" style:parent-style-name="LO-normal1">
      <style:paragraph-properties style:snap-to-layout-grid="false"/>
      <style:text-properties style:font-name="Calibri" fo:font-size="9pt" fo:language="ca" fo:country="ES" officeooo:paragraph-rsid="007b53e2" style:font-name-asian="Arial" style:font-size-asian="9pt" style:font-name-complex="Calibri"/>
    </style:style>
    <style:style style:name="P86" style:family="paragraph" style:parent-style-name="_31__20_cabecera">
      <style:text-properties fo:language="ca" fo:country="ES"/>
    </style:style>
    <style:style style:name="P87" style:family="paragraph" style:parent-style-name="_31__20_cabecera">
      <style:text-properties fo:font-size="14pt" fo:language="ca" fo:country="ES" officeooo:rsid="006cb6c9" officeooo:paragraph-rsid="006cb6c9" style:font-size-asian="14pt" style:font-size-complex="14pt"/>
    </style:style>
    <style:style style:name="P88" style:family="paragraph" style:parent-style-name="competencias">
      <style:text-properties fo:language="ca" fo:country="ES"/>
    </style:style>
    <style:style style:name="P89" style:family="paragraph" style:parent-style-name="gris">
      <style:paragraph-properties fo:text-align="center" style:justify-single-word="false"/>
      <style:text-properties fo:language="ca" fo:country="ES"/>
    </style:style>
    <style:style style:name="P90" style:family="paragraph" style:parent-style-name="gris">
      <style:paragraph-properties fo:text-align="center" style:justify-single-word="false"/>
      <style:text-properties fo:language="ca" fo:country="ES" officeooo:paragraph-rsid="00285fab"/>
    </style:style>
    <style:style style:name="P91" style:family="paragraph" style:parent-style-name="gris">
      <style:paragraph-properties fo:text-align="center" style:justify-single-word="false"/>
      <style:text-properties fo:language="ca" fo:country="ES" officeooo:rsid="0069514b"/>
    </style:style>
    <style:style style:name="P92" style:family="paragraph" style:parent-style-name="gris">
      <style:paragraph-properties fo:text-align="center" style:justify-single-word="false"/>
      <style:text-properties fo:font-size="9pt" fo:language="ca" fo:country="ES" officeooo:rsid="006f8805" officeooo:paragraph-rsid="006f8805" style:font-size-asian="9pt" style:font-size-complex="9pt"/>
    </style:style>
    <style:style style:name="P93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rsid="0069514b" style:letter-kerning="true" style:font-name-asian="SimSun1" style:language-asian="zh" style:country-asian="CN" style:font-name-complex="Calibri" style:language-complex="hi" style:country-complex="IN"/>
    </style:style>
    <style:style style:name="P94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style:letter-kerning="true" style:font-name-asian="SimSun1" style:language-asian="zh" style:country-asian="CN" style:font-name-complex="Calibri" style:language-complex="hi" style:country-complex="IN"/>
    </style:style>
    <style:style style:name="P95" style:family="paragraph" style:parent-style-name="gris">
      <style:paragraph-properties fo:text-align="center" style:justify-single-word="false"/>
      <style:text-properties style:use-window-font-color="true" style:font-name="Calibri" fo:language="ca" fo:country="ES" fo:font-weight="bold" officeooo:paragraph-rsid="00285fab" style:letter-kerning="true" style:font-name-asian="SimSun1" style:language-asian="zh" style:country-asian="CN" style:font-name-complex="Calibri" style:language-complex="hi" style:country-complex="IN"/>
    </style:style>
    <style:style style:name="P96" style:family="paragraph" style:parent-style-name="gris">
      <style:paragraph-properties fo:text-align="center" style:justify-single-word="false"/>
      <style:text-properties style:use-window-font-color="true" style:font-name="Calibri" fo:font-size="9pt" fo:language="ca" fo:country="ES" fo:font-weight="bold" officeooo:rsid="00717f93" officeooo:paragraph-rsid="00717f9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97" style:family="paragraph" style:parent-style-name="Standard">
      <style:paragraph-properties fo:margin-top="0cm" fo:margin-bottom="0.212cm" style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98" style:family="paragraph" style:parent-style-name="Text_20_body">
      <style:paragraph-properties fo:margin-top="0cm" fo:margin-bottom="0.212cm" style:contextual-spacing="false" fo:text-align="justify" style:justify-single-word="false" style:snap-to-layout-grid="false"/>
      <style:text-properties fo:color="#000000" style:font-name="Calibri" fo:font-size="9pt" fo:language="ca" fo:country="ES" officeooo:paragraph-rsid="007732fc" style:font-name-asian="Calibri" style:font-size-asian="9pt" style:font-name-complex="Calibri"/>
    </style:style>
    <style:style style:name="P99" style:family="paragraph" style:parent-style-name="Table_20_Contents">
      <style:paragraph-properties fo:margin-top="0cm" fo:margin-bottom="0.212cm" style:contextual-spacing="false" style:line-height-at-least="0.353cm"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00" style:family="paragraph" style:parent-style-name="Standard">
      <style:paragraph-properties fo:margin-left="0cm" fo:margin-right="0.176cm" style:line-height-at-least="0.353cm" fo:text-align="justify" style:justify-single-word="false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style:font-name="Calibri" fo:font-size="9pt" fo:language="ca" fo:country="ES" officeooo:paragraph-rsid="00782eac" style:font-name-asian="ZUHCBF+ArialMT" style:font-size-asian="9pt" style:language-asian="es" style:country-asian="ES" style:font-name-complex="Calibri"/>
    </style:style>
    <style:style style:name="P101" style:family="paragraph" style:parent-style-name="Standard">
      <style:paragraph-properties fo:margin-left="0cm" fo:margin-right="0.176cm" style:line-height-at-least="0.353cm" fo:text-indent="0cm" style:auto-text-indent="false" style:snap-to-layout-grid="false">
        <style:tab-stops>
          <style:tab-stop style:position="0cm"/>
        </style:tab-stops>
      </style:paragraph-properties>
      <style:text-properties fo:language="ca" fo:country="ES" officeooo:paragraph-rsid="00782eac"/>
    </style:style>
    <style:style style:name="P102" style:family="paragraph" style:parent-style-name="Standard">
      <style:paragraph-properties fo:margin-left="0cm" fo:margin-right="0.176cm" fo:margin-top="0cm" fo:margin-bottom="0cm" style:contextual-spacing="false" style:line-height-at-least="0.353cm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fo:language="ca" fo:country="ES" officeooo:paragraph-rsid="00782eac"/>
    </style:style>
    <style:style style:name="P103" style:family="paragraph" style:parent-style-name="LO-normal">
      <style:paragraph-properties style:snap-to-layout-grid="false"/>
      <style:text-properties style:font-name="Calibri" fo:font-size="9pt" fo:language="ca" fo:country="ES" officeooo:paragraph-rsid="0077bbd1" style:font-name-asian="Arial" style:font-size-asian="9pt" style:font-name-complex="Calibri"/>
    </style:style>
    <style:style style:name="P104" style:family="paragraph" style:parent-style-name="LO-normal">
      <style:paragraph-properties style:snap-to-layout-grid="false"/>
      <style:text-properties fo:color="#000000" style:font-name="Calibri" fo:font-size="9pt" fo:language="ca" fo:country="ES" officeooo:paragraph-rsid="0077bbd1" style:font-name-asian="Arial" style:font-size-asian="9pt" style:font-name-complex="Calibri"/>
    </style:style>
    <style:style style:name="P105" style:family="paragraph" style:parent-style-name="LO-normal">
      <style:paragraph-properties fo:text-align="justify" style:justify-single-word="false" style:snap-to-layout-grid="false"/>
      <style:text-properties fo:language="ca" fo:country="ES" officeooo:paragraph-rsid="0077bbd1"/>
    </style:style>
    <style:style style:name="P106" style:family="paragraph" style:parent-style-name="Table_20_Contents">
      <style:paragraph-properties fo:margin-top="0.101cm" fo:margin-bottom="0cm" style:contextual-spacing="false" style:line-height-at-least="0.353cm" style:snap-to-layout-grid="false"/>
      <style:text-properties fo:color="#000000" style:font-name="Calibri" fo:font-size="9pt" fo:language="ca" fo:country="ES" officeooo:paragraph-rsid="007732fc" style:font-size-asian="9pt" style:font-name-complex="Calibri"/>
    </style:style>
    <style:style style:name="P107" style:family="paragraph" style:parent-style-name="Table_20_Contents">
      <style:paragraph-properties fo:margin-top="0.101cm" fo:margin-bottom="0cm" style:contextual-spacing="false" style:snap-to-layout-grid="false"/>
      <style:text-properties fo:color="#000000" style:font-name="Calibri" fo:font-size="9pt" fo:language="ca" fo:country="ES" officeooo:paragraph-rsid="007c93da" style:font-name-asian="ZUHCBF+ArialMT" style:font-size-asian="9pt" style:font-name-complex="Calibri"/>
    </style:style>
    <style:style style:name="P108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 officeooo:paragraph-rsid="007732fc"/>
    </style:style>
    <style:style style:name="P109" style:family="paragraph" style:parent-style-name="Table_20_Contents">
      <style:paragraph-properties fo:margin-top="0.101cm" fo:margin-bottom="0cm" style:contextual-spacing="false" style:snap-to-layout-grid="false"/>
      <style:text-properties fo:language="ca" fo:country="ES" officeooo:paragraph-rsid="007c93da"/>
    </style:style>
    <style:style style:name="P110" style:family="paragraph" style:parent-style-name="Table_20_Contents">
      <style:paragraph-properties fo:margin-top="0.101cm" fo:margin-bottom="0cm" style:contextual-spacing="false" style:line-height-at-least="0.353cm" fo:background-color="#ffffff" style:snap-to-layout-grid="false">
        <style:background-image/>
      </style:paragraph-properties>
      <style:text-properties fo:language="ca" fo:country="ES" officeooo:paragraph-rsid="007c93da"/>
    </style:style>
    <style:style style:name="P111" style:family="paragraph" style:parent-style-name="_34__20_competencias">
      <style:paragraph-properties fo:margin-top="0.101cm" fo:margin-bottom="0cm" style:contextual-spacing="false" fo:text-align="start" style:justify-single-word="false" fo:background-color="#ffffff" style:snap-to-layout-grid="false">
        <style:background-image/>
      </style:paragraph-properties>
      <style:text-properties fo:language="ca" fo:country="ES" officeooo:paragraph-rsid="007732fc"/>
    </style:style>
    <style:style style:name="P112" style:family="paragraph" style:parent-style-name="Pa7">
      <style:paragraph-properties fo:line-height="0.355cm" fo:text-align="justify" style:justify-single-word="false" style:snap-to-layout-grid="false"/>
      <style:text-properties style:font-name="Calibri" fo:font-size="9pt" officeooo:paragraph-rsid="007732fc" style:font-name-asian="Calibri" style:font-size-asian="9pt" style:font-name-complex="Calibri"/>
    </style:style>
    <style:style style:name="P113" style:family="paragraph" style:parent-style-name="Pa7">
      <style:paragraph-properties fo:line-height="0.355cm" fo:text-align="justify" style:justify-single-word="false"/>
      <style:text-properties style:font-name="Calibri" fo:font-size="9pt" officeooo:paragraph-rsid="007732fc" style:font-name-asian="Calibri" style:font-size-asian="9pt" style:font-name-complex="Calibri"/>
    </style:style>
    <style:style style:name="P114" style:family="paragraph" style:parent-style-name="_34__20_competencias">
      <style:text-properties fo:language="ca" fo:country="ES" fo:font-weight="bold" officeooo:paragraph-rsid="007732fc" style:font-weight-asian="bold" style:font-weight-complex="bold"/>
    </style:style>
    <style:style style:name="P115" style:family="paragraph" style:parent-style-name="_34__20_competencias">
      <style:text-properties fo:language="ca" fo:country="ES" fo:font-weight="bold" officeooo:paragraph-rsid="0077bbd1" style:font-weight-asian="bold" style:font-weight-complex="bold"/>
    </style:style>
    <style:style style:name="P116" style:family="paragraph" style:parent-style-name="_34__20_competencias">
      <style:text-properties fo:language="ca" fo:country="ES" fo:font-weight="bold" officeooo:rsid="0077bbd1" officeooo:paragraph-rsid="0077bbd1" style:font-weight-asian="bold" style:font-weight-complex="bold"/>
    </style:style>
    <style:style style:name="P117" style:family="paragraph" style:parent-style-name="_34__20_competencias">
      <style:text-properties fo:language="ca" fo:country="ES" fo:font-weight="bold" officeooo:paragraph-rsid="00782eac" style:font-weight-asian="bold" style:font-weight-complex="bold"/>
    </style:style>
    <style:style style:name="P118" style:family="paragraph" style:parent-style-name="_34__20_competencias">
      <style:text-properties fo:language="ca" fo:country="ES" fo:font-weight="bold" officeooo:paragraph-rsid="00789394" style:font-weight-asian="bold" style:font-weight-complex="bold"/>
    </style:style>
    <style:style style:name="P119" style:family="paragraph" style:parent-style-name="_34__20_competencias">
      <style:text-properties fo:language="ca" fo:country="ES" fo:font-weight="bold" officeooo:paragraph-rsid="007a5010" style:font-weight-asian="bold" style:font-weight-complex="bold"/>
    </style:style>
    <style:style style:name="P120" style:family="paragraph" style:parent-style-name="_34__20_competencias">
      <style:text-properties fo:language="ca" fo:country="ES" fo:font-weight="bold" officeooo:paragraph-rsid="007b53e2" style:font-weight-asian="bold" style:font-weight-complex="bold"/>
    </style:style>
    <style:style style:name="P121" style:family="paragraph" style:parent-style-name="_34__20_competencias">
      <style:text-properties fo:language="ca" fo:country="ES" fo:font-weight="bold" officeooo:paragraph-rsid="007c93da" style:font-weight-asian="bold" style:font-weight-complex="bold"/>
    </style:style>
    <style:style style:name="P122" style:family="paragraph" style:parent-style-name="_34__20_competencias">
      <style:paragraph-properties fo:text-align="start" style:justify-single-word="false" style:snap-to-layout-grid="false"/>
      <style:text-properties fo:language="ca" fo:country="ES" fo:font-weight="normal" officeooo:paragraph-rsid="007b53e2" style:font-weight-asian="normal" style:font-weight-complex="normal"/>
    </style:style>
    <style:style style:name="P123" style:family="paragraph" style:parent-style-name="_34__20_competencias">
      <style:text-properties fo:font-weight="bold" officeooo:paragraph-rsid="007732fc" style:font-weight-asian="bold" style:font-weight-complex="bold"/>
    </style:style>
    <style:style style:name="P124" style:family="paragraph" style:parent-style-name="_34__20_competencias">
      <style:text-properties fo:font-weight="bold" officeooo:paragraph-rsid="0077bbd1" style:font-weight-asian="bold" style:font-weight-complex="bold"/>
    </style:style>
    <style:style style:name="P125" style:family="paragraph" style:parent-style-name="_34__20_competencias">
      <style:text-properties fo:font-weight="bold" officeooo:paragraph-rsid="00782eac" style:font-weight-asian="bold" style:font-weight-complex="bold"/>
    </style:style>
    <style:style style:name="P126" style:family="paragraph" style:parent-style-name="_34__20_competencias">
      <style:text-properties fo:font-weight="bold" officeooo:paragraph-rsid="00789394" style:font-weight-asian="bold" style:font-weight-complex="bold"/>
    </style:style>
    <style:style style:name="P127" style:family="paragraph" style:parent-style-name="_34__20_competencias">
      <style:text-properties fo:font-weight="bold" officeooo:paragraph-rsid="007a5010" style:font-weight-asian="bold" style:font-weight-complex="bold"/>
    </style:style>
    <style:style style:name="P128" style:family="paragraph" style:parent-style-name="_34__20_competencias">
      <style:text-properties fo:font-weight="bold" officeooo:paragraph-rsid="007b53e2" style:font-weight-asian="bold" style:font-weight-complex="bold"/>
    </style:style>
    <style:style style:name="P129" style:family="paragraph" style:parent-style-name="_34__20_competencias">
      <style:text-properties fo:font-weight="bold" officeooo:paragraph-rsid="007c93da" style:font-weight-asian="bold" style:font-weight-complex="bold"/>
    </style:style>
    <style:style style:name="P130" style:family="paragraph" style:parent-style-name="_34__20_competencias">
      <style:paragraph-properties fo:line-height="115%" fo:text-align="start" style:justify-single-word="false" style:snap-to-layout-grid="false"/>
      <style:text-properties style:font-name="Calibri" fo:font-size="9pt" fo:language="ca" fo:country="ES" fo:font-weight="normal" officeooo:paragraph-rsid="0077bbd1" style:font-size-asian="9pt" style:font-weight-asian="normal" style:font-name-complex="Calibri" style:font-weight-complex="normal"/>
    </style:style>
    <style:style style:name="P131" style:family="paragraph" style:parent-style-name="_34__20_competencias">
      <style:paragraph-properties fo:text-align="start" style:justify-single-word="false" fo:background-color="#ffffff" style:snap-to-layout-grid="false">
        <style:background-image/>
      </style:paragraph-properties>
      <style:text-properties fo:language="ca" fo:country="ES" fo:font-weight="normal" officeooo:paragraph-rsid="007a5010" style:font-weight-asian="normal" style:font-weight-complex="normal"/>
    </style:style>
    <style:style style:name="P132" style:family="paragraph" style:parent-style-name="_34__20_competencias">
      <style:paragraph-properties fo:text-align="start" style:justify-single-word="false" fo:background-color="#ffffff" style:snap-to-layout-grid="false">
        <style:background-image/>
      </style:paragraph-properties>
      <style:text-properties style:font-name="Calibri" fo:font-size="9pt" fo:language="ca" fo:country="ES" fo:font-weight="normal" officeooo:paragraph-rsid="007b53e2" style:font-size-asian="9pt" style:font-weight-asian="normal" style:font-name-complex="Calibri" style:font-weight-complex="normal"/>
    </style:style>
    <style:style style:name="P133" style:family="paragraph" style:parent-style-name="Pa5">
      <style:paragraph-properties fo:text-align="justify" style:justify-single-word="false" style:snap-to-layout-grid="false"/>
      <style:text-properties style:font-name="Calibri" fo:font-size="9pt" officeooo:paragraph-rsid="007732fc" style:font-name-asian="Calibri" style:font-size-asian="9pt" style:font-name-complex="Calibri"/>
    </style:style>
    <style:style style:name="P134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fo:font-weight="normal" officeooo:paragraph-rsid="00782eac" style:font-size-asian="9pt" style:font-weight-asian="normal" style:font-name-complex="Calibri" style:font-weight-complex="normal"/>
    </style:style>
    <style:style style:name="P135" style:family="paragraph" style:parent-style-name="Text_20_body">
      <style:paragraph-properties fo:margin-top="0cm" fo:margin-bottom="0cm" style:contextual-spacing="false" style:line-height-at-least="0.353cm" style:snap-to-layout-grid="false"/>
      <style:text-properties fo:color="#000000" style:font-name="Calibri" fo:font-size="9pt" fo:language="ca" fo:country="ES" fo:font-weight="normal" officeooo:paragraph-rsid="007c93da" style:font-name-asian="ZUHCBF+ArialMT" style:font-size-asian="9pt" style:language-asian="es" style:country-asian="ES" style:font-weight-asian="normal" style:font-name-complex="Calibri" style:font-weight-complex="normal"/>
    </style:style>
    <style:style style:name="P136" style:family="paragraph" style:parent-style-name="_34__20_competencias">
      <style:paragraph-properties style:line-height-at-least="0.353cm" fo:text-align="start" style:justify-single-word="false" style:snap-to-layout-grid="false"/>
      <style:text-properties style:font-name="Calibri" fo:font-size="9pt" fo:language="ca" fo:country="ES" fo:font-weight="normal" officeooo:paragraph-rsid="00782eac" style:font-name-asian="ZUHCBF+ArialMT" style:font-size-asian="9pt" style:font-weight-asian="normal" style:font-name-complex="Calibri" style:font-weight-complex="normal"/>
    </style:style>
    <style:style style:name="P137" style:family="paragraph" style:parent-style-name="Standard">
      <style:paragraph-properties fo:margin-left="0cm" fo:margin-right="0.176cm" style:line-height-at-least="0.353cm" fo:text-indent="0cm" style:auto-text-indent="false" style:text-autospace="none" style:snap-to-layout-grid="false">
        <style:tab-stops>
          <style:tab-stop style:position="0cm"/>
        </style:tab-stops>
      </style:paragraph-properties>
      <style:text-properties fo:color="#000000" style:font-name="Calibri" fo:font-size="9pt" fo:language="ca" fo:country="ES" officeooo:paragraph-rsid="00782eac" style:font-name-asian="ZUHCBF+ArialMT" style:font-size-asian="9pt" style:language-asian="es" style:country-asian="ES" style:font-name-complex="Calibri"/>
    </style:style>
    <style:style style:name="P138" style:family="paragraph" style:parent-style-name="Table_20_Contents">
      <style:paragraph-properties fo:margin-top="0.101cm" fo:margin-bottom="0cm" style:contextual-spacing="false" style:snap-to-layout-grid="false"/>
      <style:text-properties fo:color="#000000" style:font-name="Calibri" fo:font-size="9pt" fo:language="ca" fo:country="ES" fo:font-weight="normal" officeooo:paragraph-rsid="007732fc" fo:background-color="#ffffff" style:font-size-asian="9pt" style:font-weight-asian="normal" style:font-name-complex="Calibri" style:font-weight-complex="normal"/>
    </style:style>
    <style:style style:name="P139" style:family="paragraph" style:parent-style-name="Table_20_Contents">
      <style:paragraph-properties style:line-height-at-least="0.353cm" style:snap-to-layout-grid="false"/>
      <style:text-properties fo:color="#000000" style:font-name="Calibri" fo:font-size="9pt" fo:language="ca" fo:country="ES" fo:font-weight="bold" style:font-name-asian="Arial" style:font-size-asian="9pt" style:font-weight-asian="bold" style:font-name-complex="Calibri"/>
    </style:style>
    <style:style style:name="P140" style:family="paragraph" style:parent-style-name="Header" style:master-page-name="_31_">
      <style:paragraph-properties style:page-number="auto"/>
      <style:text-properties fo:font-size="8pt" officeooo:rsid="0048d237" officeooo:paragraph-rsid="006b4271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officeooo:rsid="00bd2024" style:font-size-asian="9pt" style:font-name-complex="Calibri"/>
    </style:style>
    <style:style style:name="T5" style:family="text">
      <style:text-properties style:font-name="Calibri" fo:font-size="9pt" fo:font-weight="bold" style:font-size-asian="9pt" style:font-weight-asian="bold" style:font-name-complex="Calibri"/>
    </style:style>
    <style:style style:name="T6" style:family="text">
      <style:text-properties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7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8" style:family="text">
      <style:text-properties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9" style:family="text">
      <style:text-properties style:font-name="Calibri" fo:font-size="9pt" fo:font-weight="bold" style:font-name-asian="Microsoft YaHei" style:font-size-asian="9pt" style:language-asian="es" style:country-asian="ES" style:font-weight-asian="bold" style:font-name-complex="Calibri"/>
    </style:style>
    <style:style style:name="T10" style:family="text">
      <style:text-properties style:font-name="Calibri" fo:font-size="9pt" fo:background-color="#ffffff" loext:char-shading-value="0" style:font-size-asian="9pt" style:font-name-complex="Calibri"/>
    </style:style>
    <style:style style:name="T11" style:family="text">
      <style:text-properties style:font-name="Calibri" fo:font-size="9pt" officeooo:rsid="00c00582" fo:background-color="#ffffff" loext:char-shading-value="0" style:font-size-asian="9pt" style:font-name-complex="Calibri"/>
    </style:style>
    <style:style style:name="T12" style:family="text">
      <style:text-properties style:font-name="Calibri" fo:font-size="9pt" fo:background-color="#ffffff" loext:char-shading-value="0" style:font-name-asian="ZUHCBF+ArialMT" style:font-size-asian="9pt" style:font-name-complex="Calibri"/>
    </style:style>
    <style:style style:name="T13" style:family="text">
      <style:text-properties style:font-name="Calibri" fo:font-size="9pt" style:font-name-asian="Arial" style:font-size-asian="9pt" style:font-name-complex="Calibri"/>
    </style:style>
    <style:style style:name="T14" style:family="text">
      <style:text-properties style:font-name="Calibri" fo:font-size="9pt" officeooo:rsid="00bd2024" style:font-name-asian="Arial" style:font-size-asian="9pt" style:font-name-complex="Calibri"/>
    </style:style>
    <style:style style:name="T15" style:family="text">
      <style:text-properties style:font-name="Calibri" fo:font-size="9pt" style:font-name-asian="ZUHCBF+ArialMT" style:font-size-asian="9pt" style:language-asian="es" style:country-asian="ES" style:font-name-complex="Calibri"/>
    </style:style>
    <style:style style:name="T16" style:family="text">
      <style:text-properties style:font-name="Calibri" fo:font-size="9pt" style:font-name-asian="Calibri" style:font-size-asian="9pt" style:font-name-complex="Calibri"/>
    </style:style>
    <style:style style:name="T17" style:family="text">
      <style:text-properties style:font-name="Calibri" fo:font-size="9pt" fo:font-weight="normal" fo:background-color="#ffffff" loext:char-shading-value="0" style:font-size-asian="9pt" style:font-weight-asian="normal" style:font-name-complex="Calibri" style:font-weight-complex="normal"/>
    </style:style>
    <style:style style:name="T18" style:family="text">
      <style:text-properties style:font-name="Calibri" fo:font-size="9pt" fo:font-weight="normal" fo:background-color="#ffffff" loext:char-shading-value="0" style:font-name-asian="ZUHCBF+ArialMT" style:font-size-asian="9pt" style:font-weight-asian="normal" style:font-name-complex="Calibri" style:font-weight-complex="normal"/>
    </style:style>
    <style:style style:name="T19" style:family="text">
      <style:text-properties style:font-name="Calibri" fo:font-size="9pt" style:font-name-asian="Microsoft YaHei" style:font-size-asian="9pt" style:language-asian="es" style:country-asian="ES" style:font-name-complex="Calibri"/>
    </style:style>
    <style:style style:name="T20" style:family="text">
      <style:text-properties fo:color="#000000"/>
    </style:style>
    <style:style style:name="T21" style:family="text">
      <style:text-properties fo:color="#000000" style:font-name="Calibri" fo:font-size="9pt" style:font-size-asian="9pt" style:font-name-complex="Calibri"/>
    </style:style>
    <style:style style:name="T22" style:family="text">
      <style:text-properties fo:color="#000000" style:font-name="Calibri" fo:font-size="9pt" officeooo:rsid="0061757a" style:font-size-asian="9pt" style:font-name-complex="Calibri"/>
    </style:style>
    <style:style style:name="T23" style:family="text">
      <style:text-properties fo:color="#000000" style:font-name="Calibri" fo:font-size="9pt" officeooo:rsid="00bdd14f" style:font-size-asian="9pt" style:font-name-complex="Calibri"/>
    </style:style>
    <style:style style:name="T24" style:family="text">
      <style:text-properties fo:color="#000000" style:font-name="Calibri" fo:font-size="9pt" officeooo:rsid="00bee8f8" style:font-size-asian="9pt" style:font-name-complex="Calibri"/>
    </style:style>
    <style:style style:name="T25" style:family="text">
      <style:text-properties fo:color="#000000" style:font-name="Calibri" fo:font-size="9pt" fo:font-weight="bold" style:font-size-asian="9pt" style:font-weight-asian="bold" style:font-name-complex="Calibri"/>
    </style:style>
    <style:style style:name="T26" style:family="text">
      <style:text-properties fo:color="#000000" style:font-name="Calibri" fo:font-size="9pt" fo:font-weight="bold" style:font-name-asian="Arial" style:font-size-asian="9pt" style:font-weight-asian="bold" style:font-name-complex="Calibri"/>
    </style:style>
    <style:style style:name="T27" style:family="text">
      <style:text-properties fo:color="#000000" style:font-name="Calibri" fo:font-size="9pt" fo:font-weight="bold" fo:background-color="#ffffff" loext:char-shading-value="0" style:font-name-asian="ZUHCBF+ArialMT" style:font-size-asian="9pt" style:font-weight-asian="bold" style:font-name-complex="Calibri"/>
    </style:style>
    <style:style style:name="T28" style:family="text">
      <style:text-properties fo:color="#000000" style:font-name="Calibri" fo:font-size="9pt" fo:font-weight="bold" style:font-name-asian="ZUHCBF+ArialMT" style:font-size-asian="9pt" style:language-asian="es" style:country-asian="ES" style:font-weight-asian="bold" style:font-name-complex="Calibri"/>
    </style:style>
    <style:style style:name="T29" style:family="text">
      <style:text-properties fo:color="#000000" style:font-name="Calibri" fo:font-size="9pt" style:font-name-asian="Arial" style:font-size-asian="9pt" style:font-name-complex="Calibri"/>
    </style:style>
    <style:style style:name="T30" style:family="text">
      <style:text-properties fo:color="#000000" style:font-name="Calibri" fo:font-size="9pt" style:font-name-asian="ZUHCBF+ArialMT" style:font-size-asian="9pt" style:language-asian="es" style:country-asian="ES" style:font-name-complex="Calibri"/>
    </style:style>
    <style:style style:name="T31" style:family="text">
      <style:text-properties fo:color="#000000" style:font-name="Calibri" fo:font-size="9pt" officeooo:rsid="00889ffc" style:font-name-asian="ZUHCBF+ArialMT" style:font-size-asian="9pt" style:language-asian="es" style:country-asian="ES" style:font-name-complex="Calibri"/>
    </style:style>
    <style:style style:name="T32" style:family="text">
      <style:text-properties fo:color="#000000" style:font-name="Calibri" fo:font-size="9pt" fo:background-color="#ffffff" loext:char-shading-value="0" style:font-size-asian="9pt" style:font-name-complex="Calibri"/>
    </style:style>
    <style:style style:name="T33" style:family="text">
      <style:text-properties fo:color="#000000" style:font-name="Calibri" fo:font-size="9pt" fo:background-color="#ffffff" loext:char-shading-value="0" style:font-name-asian="ZUHCBF+ArialMT" style:font-size-asian="9pt" style:font-name-complex="Calibri"/>
    </style:style>
    <style:style style:name="T34" style:family="text">
      <style:text-properties fo:color="#000000" style:font-name="Calibri" fo:font-size="9pt" fo:font-weight="normal" fo:background-color="#ffffff" loext:char-shading-value="0" style:font-size-asian="9pt" style:font-weight-asian="normal" style:font-name-complex="Calibri" style:font-weight-complex="normal"/>
    </style:style>
    <style:style style:name="T35" style:family="text">
      <style:text-properties fo:color="#000000" style:font-name="Calibri" fo:font-size="9pt" style:font-name-asian="Microsoft YaHei" style:font-size-asian="9pt" style:language-asian="es" style:country-asian="ES" style:font-name-complex="Calibri"/>
    </style:style>
    <style:style style:name="T36" style:family="text">
      <style:text-properties fo:color="#000000" style:font-name-asian="Arial"/>
    </style:style>
    <style:style style:name="T37" style:family="text">
      <style:text-properties fo:color="#000000" fo:font-weight="bold" style:font-weight-asian="bold"/>
    </style:style>
    <style:style style:name="T38" style:family="text">
      <style:text-properties fo:color="#000000" style:font-name-asian="ZUHCBF+ArialMT"/>
    </style:style>
    <style:style style:name="T39" style:family="text">
      <style:text-properties style:text-position="super 58%"/>
    </style:style>
    <style:style style:name="T40" style:family="text">
      <style:text-properties fo:background-color="#ffffff" loext:char-shading-value="0"/>
    </style:style>
    <style:style style:name="T41" style:family="text">
      <style:text-properties fo:font-weight="bold" style:font-weight-asian="bold"/>
    </style:style>
    <style:style style:name="T42" style:family="text">
      <style:text-properties style:font-name-asian="Arial"/>
    </style:style>
    <style:style style:name="T43" style:family="text">
      <style:text-properties officeooo:rsid="005c5ec8"/>
    </style:style>
    <style:style style:name="T44" style:family="text">
      <style:text-properties officeooo:rsid="00d15166"/>
    </style:style>
    <style:style style:name="T45" style:family="text">
      <style:text-properties fo:color="#ff0000" style:font-name="Calibri" fo:font-size="9pt" style:font-name-asian="Arial" style:font-size-asian="9pt" style:font-name-complex="Calibri"/>
    </style:style>
    <style:style style:name="T46" style:family="text">
      <style:text-properties officeooo:rsid="00cbff84"/>
    </style:style>
    <style:style style:name="T47" style:family="text">
      <style:text-properties officeooo:rsid="007d84e8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="0.002cm" fo:border="none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1. Competència en comunicació lingüística CCLI</text:p>
      <text:p text:style-name="P5">2. Competència matemàtica i competència bàsica en ciència i tecnologia CMCT</text:p>
      <text:p text:style-name="P5">3. Competència digital CD</text:p>
      <text:p text:style-name="P5">4. Competència per aprendre a aprendre CAA</text:p>
      <text:p text:style-name="P5">5. Consciència i expressions culturals CEC</text:p>
      <text:p text:style-name="P5">6. Sentit d'iniciativa i espírit emprenedor SIEE</text:p>
      <text:p text:style-name="P7">7. Competències socials i cíviques CSC</text:p>
      <text:p text:style-name="P7"/>
      <text:p text:style-name="P6">A: Aconseguit <text:s text:c="2"/>EP: En procés <text:s text:c="2"/>I: Iniciat</text:p>
      <text:p text:style-name="P8"/>
      <text:p text:style-name="P3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column table:style-name="Tabla4.F"/>
        <table:table-column table:style-name="Tabla4.G" table:number-columns-repeated="2"/>
        <table:table-row table:style-name="Tabla4.1">
          <table:table-cell table:style-name="Tabla4.A1" table:number-columns-spanned="8" office:value-type="string">
            <text:p text:style-name="P86">ÀREA: MATEMÀTIQUES <text:s text:c="19"/>NIVELL: <text:span text:style-name="T47">6é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" table:number-columns-spanned="8" office:value-type="string">
            <text:p text:style-name="P87">BLOC 1. PROCESSOS, MÈTODES I ACTITUDS MATEMÀ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91">CONTINGUTS</text:p>
          </table:table-cell>
          <table:table-cell table:style-name="Tabla4.A3" office:value-type="string">
            <text:p text:style-name="P89">CRITERIS D’AVALUACIÓ</text:p>
          </table:table-cell>
          <table:table-cell table:style-name="Tabla4.A3" office:value-type="string">
            <text:p text:style-name="P90">INDICADORS D’ÈXIT</text:p>
          </table:table-cell>
          <table:table-cell table:style-name="Tabla4.A3" office:value-type="string">
            <text:p text:style-name="P90">CCLV</text:p>
          </table:table-cell>
          <table:table-cell table:style-name="Tabla4.A3" office:value-type="string">
            <text:p text:style-name="P92">1<text:span text:style-name="T39">r</text:span> T</text:p>
          </table:table-cell>
          <table:table-cell table:style-name="Tabla4.A3" office:value-type="string">
            <text:p text:style-name="P92">2<text:span text:style-name="T39">n</text:span> T</text:p>
          </table:table-cell>
          <table:table-cell table:style-name="Tabla4.A3" office:value-type="string">
            <text:p text:style-name="P92">3<text:span text:style-name="T39">r</text:span> T</text:p>
          </table:table-cell>
          <table:table-cell table:style-name="Tabla4.H3" office:value-type="string">
            <text:p text:style-name="P92">FIN</text:p>
          </table:table-cell>
        </table:table-row>
        <table:table-row table:style-name="Tabla4.1">
          <table:table-cell table:style-name="Tabla4.A4" office:value-type="string">
            <text:p text:style-name="P34">Lectura comprensiva a de l’enunciat.</text:p>
            <text:p text:style-name="P36">Expressió de l’enunciat amb paraules pròpies.</text:p>
            <text:p text:style-name="P36">Diferenciació entre dades principals i dades secundàries.</text:p>
            <text:p text:style-name="P36">Identificació de la pregunta.</text:p>
            <text:p text:style-name="P36">Identificació i interpretació de les dades </text:p>
            <text:p text:style-name="P36">Estimació d’una possible resposta sense la realització de càlculs.</text:p>
            <text:p text:style-name="P36">Expressió numèrica de les dades.</text:p>
            <text:p text:style-name="P19">Selecció de les operacions necessàries i el motiu.</text:p>
            <text:p text:style-name="P19">Identificació d’enunciats que no plantegen problemes.</text:p>
            <text:p text:style-name="P19">Identificació de la resposta corresponent a un problema.</text:p>
            <text:p text:style-name="P19">Reelaboració de l’enunciat tenint en compte diferents indicacions.</text:p>
            <text:p text:style-name="P14">Detecció de l’absència de dades per a la possible resolució d’un problema.</text:p>
          </table:table-cell>
          <table:table-cell table:style-name="Tabla4.B4" office:value-type="string">
            <text:p text:style-name="P56">6tMAT.BL1.1 Analitzar enunciats de problemes i xicotetes investigacions matemàtiques relacionats amb objectes, fets i situacions de l’entorn pròxim utilitzant estratègies com ara la reelaboració de l’enunciat tenint en compte diferent indicacions i la detecció de l’absència de dades per a la possible resolució d’un problema. </text:p>
          </table:table-cell>
          <table:table-cell table:style-name="Tabla4.C4" office:value-type="string">
            <text:p text:style-name="P61"><text:span text:style-name="T10">6tMAT.BL1.1.1 Analitza</text:span><text:span text:style-name="T3"> enunciats de problemes i xicotetes investigacions matemàtiques relacionats amb objectes, fets i situacions de l’entorn pròxim utilitzant estratègies com ara la reelaboració</text:span><text:span text:style-name="T5"> de l’enunciat,</text:span><text:span text:style-name="T3"> tenint en compte diferent indicacions i la detecció</text:span><text:span text:style-name="T5"> de l’absència de dades</text:span><text:span text:style-name="T3"> per a la possible resolució d’un problema.</text:span></text:p>
          </table:table-cell>
          <table:table-cell table:style-name="Tabla4.D4" office:value-type="string">
            <text:p text:style-name="P123">CMCT</text:p>
            <text:p text:style-name="P123">CCLI</text:p>
            <text:p text:style-name="P114">CAA</text:p>
          </table:table-cell>
          <table:table-cell table:style-name="Tabla4.E4" office:value-type="string">
            <text:p text:style-name="P88"/>
          </table:table-cell>
          <table:table-cell table:style-name="Tabla4.F4" office:value-type="string">
            <text:p text:style-name="P88"/>
          </table:table-cell>
          <table:table-cell table:style-name="Tabla4.G4" office:value-type="string">
            <text:p text:style-name="P88"/>
          </table:table-cell>
          <table:table-cell table:style-name="Tabla4.H4" office:value-type="string">
            <text:p text:style-name="P88"/>
          </table:table-cell>
        </table:table-row>
        <table:table-row table:style-name="Tabla4.1">
          <table:table-cell table:style-name="Tabla4.A8" table:number-rows-spanned="3" office:value-type="string">
            <text:p text:style-name="P133">Plantejaments i estratègies per a comprendre i resoldre problemes de suma i resta referits a situacions reals senzilles (factures, fullets publicitaris, <text:soft-page-break/>rebaixes...):</text:p>
            <text:p text:style-name="P113">- Problemes orals, gràfics i escrits.</text:p>
            <text:p text:style-name="P113">- Resolució individual o en grup (treball cooperatiu).</text:p>
            <text:p text:style-name="P113">- Representació per mitjà de dibuixos, taules i esquemes, de la situació.</text:p>
            <text:p text:style-name="P113">- Explicació oral i/o per escrit del procés seguit en la resolució de problemes.</text:p>
            <text:p text:style-name="P113">- Comprovació numèrica del resultat obtingut </text:p>
            <text:p text:style-name="P113">- Resolució de problemes semblants de menor dificultat.</text:p>
            <text:p text:style-name="P112">- Formulació d’enunciats a partir d’operacions i/o de resposta donada. </text:p>
            <text:p text:style-name="P112">- Assaig i error raonat. L’error com a forma d’aprenentatge</text:p>
            <text:p text:style-name="P112">- Coherència entre el resultat i la pregunta.</text:p>
            <text:p text:style-name="P112">- Resolució mental, amb calculadora i amb l’algoritme.</text:p>
            <text:p text:style-name="P24">Resolució de situacions problemàtiques obertes: </text:p>
            <text:p text:style-name="P49"><text:span text:style-name="A7"><text:span text:style-name="T16">- Investigacions</text:span></text:span><text:span text:style-name="T16"> matemàtiques senzilles sobre nombres, mesura, geometria i tractament de la informació.</text:span></text:p>
            <text:p text:style-name="P98">- Plantejament de xicotets projectes de treball. Aplicació i interrelació de diferents coneixements matemàtics. Treball cooperatiu.</text:p>
          </table:table-cell>
          <table:table-cell table:style-name="Tabla4.B8" table:number-rows-spanned="3" office:value-type="string">
            <text:p text:style-name="P106">6tMAT.BL1.2 En la resolució de problemes i xicotetes investigacions científiques, utilitzar diferents estratègies com ara la descripció de pautes i regularitats; <text:soft-page-break/>comprovar i interpretar les solucions trobades a partir d’operacions o de respostes donades i per mitjà de la formulació de nous enunciats, i comunicar amb claredat, oralment i/o per escrit, el procés seguit, a través de la reflexió i el diàleg.</text:p>
          </table:table-cell>
          <table:table-cell table:style-name="Tabla4.C5" office:value-type="string">
            <text:p text:style-name="P111"><text:span text:style-name="T34">6tMAT.BL1.2.1 <text:s/>Utilitza estratègies, com la descripció de pautes i regularitats, en la resolució de problemes</text:span><text:span text:style-name="T17"> i xicotetes investigacions científiques</text:span><text:span text:style-name="T10">.</text:span></text:p>
          </table:table-cell>
          <table:table-cell table:style-name="Tabla4.D5" office:value-type="string">
            <text:p text:style-name="P123">CMCT</text:p>
            <text:p text:style-name="P114">CAA</text:p>
          </table:table-cell>
          <table:table-cell table:style-name="Tabla4.E5" office:value-type="string">
            <text:p text:style-name="P88"/>
          </table:table-cell>
          <table:table-cell table:style-name="Tabla4.F5" office:value-type="string">
            <text:p text:style-name="P88"/>
          </table:table-cell>
          <table:table-cell table:style-name="Tabla4.G5" office:value-type="string">
            <text:p text:style-name="P88"/>
          </table:table-cell>
          <table:table-cell table:style-name="Tabla4.H5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108"><text:span text:style-name="T32">6tMAT.BL1.2.2</text:span><text:span text:style-name="T10"> </text:span><text:span text:style-name="T21">Comunica oralment i per escrit el procés seguit en la resolució d’un problema, raona sobre les estratègies utilitzades i analitza</text:span><text:span text:style-name="T25"> els errors </text:span><text:span text:style-name="T21">comesos, tant</text:span><text:span text:style-name="T3"> de manera individual com en grup. </text:span></text:p>
          </table:table-cell>
          <table:table-cell table:style-name="Tabla4.D6" office:value-type="string">
            <text:p text:style-name="P123">CMCT</text:p>
            <text:p text:style-name="P123">CAA</text:p>
            <text:p text:style-name="P114">CCLI</text:p>
          </table:table-cell>
          <table:table-cell table:style-name="Tabla4.E6" office:value-type="string">
            <text:p text:style-name="P88"/>
          </table:table-cell>
          <table:table-cell table:style-name="Tabla4.F6" office:value-type="string">
            <text:p text:style-name="P88"/>
          </table:table-cell>
          <table:table-cell table:style-name="Tabla4.G6" office:value-type="string">
            <text:p text:style-name="P88"/>
          </table:table-cell>
          <table:table-cell table:style-name="Tabla4.H6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138">6tMAT.BL1.2.3 Comprova i interpreta la solució d’un problema a partir d’operacions o respostes donades o per mitjà de la formulació de nous enunciats.</text:p>
          </table:table-cell>
          <table:table-cell table:style-name="Tabla4.D8" office:value-type="string">
            <text:p text:style-name="P123">CMCT</text:p>
            <text:p text:style-name="P114">CAA</text:p>
          </table:table-cell>
          <table:table-cell table:style-name="Tabla4.E8" office:value-type="string">
            <text:p text:style-name="P88"/>
          </table:table-cell>
          <table:table-cell table:style-name="Tabla4.F8" office:value-type="string">
            <text:p text:style-name="P88"/>
          </table:table-cell>
          <table:table-cell table:style-name="Tabla4.G8" office:value-type="string">
            <text:p text:style-name="P88"/>
          </table:table-cell>
          <table:table-cell table:style-name="Tabla4.H8" office:value-type="string">
            <text:p text:style-name="P88"/>
          </table:table-cell>
        </table:table-row>
        <table:table-row table:style-name="Tabla4.1">
          <table:table-cell table:style-name="Tabla4.A8" office:value-type="string">
            <text:p text:style-name="P104">- Camps semàntics per a ampliar i consolidar la terminologia específica de l’àrea.</text:p>
          </table:table-cell>
          <table:table-cell table:style-name="Tabla4.B8" office:value-type="string">
            <text:p text:style-name="P103">6tMAT.BL1.3 Reconéixer i utilitzar el vocabulari de l’àrea del nivell educatiu per a analitzar i intercanviar informacions amb altres alumnes o amb els adults, explicar el procés i avaluar el resultat dels seus aprenentatges i els dels seus companys, fer propostes raonades per a millorar-les i presentar el seu treball en públic.</text:p>
          </table:table-cell>
          <table:table-cell table:style-name="Tabla4.C8" office:value-type="string">
            <text:p text:style-name="P64"><text:span text:style-name="T21">6t</text:span><text:span text:style-name="T29">MAT.BL1.3.1</text:span><text:span text:style-name="T21"> Reconeix</text:span><text:span text:style-name="T29"> i utilitza el vocabulari de l’àrea del nivell educatiu <text:s/>quan analitza</text:span><text:span text:style-name="T26"> informació procedent de mitjans digitals</text:span><text:span text:style-name="T29"> i la utilitza en les activitats d’aprenentatge. </text:span></text:p>
          </table:table-cell>
          <table:table-cell table:style-name="Tabla4.D8" office:value-type="string">
            <text:p text:style-name="P124">CCLI</text:p>
            <text:p text:style-name="P115">CAA</text:p>
            <text:p text:style-name="P116">CD</text:p>
          </table:table-cell>
          <table:table-cell table:style-name="Tabla4.E8" office:value-type="string">
            <text:p text:style-name="P88"/>
          </table:table-cell>
          <table:table-cell table:style-name="Tabla4.F8" office:value-type="string">
            <text:p text:style-name="P88"/>
          </table:table-cell>
          <table:table-cell table:style-name="Tabla4.G8" office:value-type="string">
            <text:p text:style-name="P88"/>
          </table:table-cell>
          <table:table-cell table:style-name="Tabla4.H8" office:value-type="string">
            <text:p text:style-name="P88"/>
          </table:table-cell>
        </table:table-row>
        <table:table-row table:style-name="Tabla4.1">
          <table:table-cell table:style-name="Tabla4.A9" office:value-type="string">
            <text:p text:style-name="P84">Perseverança davant de l’esforç, força de voluntat. </text:p>
            <text:p text:style-name="P84">Constància i hàbits de treball. </text:p>
            <text:p text:style-name="P84"><text:soft-page-break/>Capacitat de concentració. </text:p>
            <text:p text:style-name="P84">Regulació, perseverança, flexibilitat, control de l’ansietat i incertesa, i capacitat d’automotivació durant el procés d’aprenentatge, i també abans i després. Resiliència, superació d’obstacles i fracassos. Aprenentatge autònom. </text:p>
            <text:p text:style-name="P99">Busca d’orientació o ajuda quan en necessita de forma precisa.</text:p>
          </table:table-cell>
          <table:table-cell table:style-name="Tabla4.B9" office:value-type="string">
            <text:p text:style-name="P97">6tMAT.BL1.4 Interpretar les demandes de les tasques d’aprenentatge, mantindre la concentració mentres les realitza, mostrar <text:soft-page-break/>perseverança i flexibilitat davant dels reptes i dificultats, esforçar-se i mantindre la calma i la motivació, intentar resoldre els dubtes pels seus propis mitjans fent-se preguntes i buscant ajuda, si en necessita.</text:p>
          </table:table-cell>
          <table:table-cell table:style-name="Tabla4.C9" office:value-type="string">
            <text:p text:style-name="P70"><text:span text:style-name="T36">6tMAT.BL1.4.1 Roman en calma davant de les dificultats que se li presenten quan realitza una seqüència d’activitats </text:span><text:soft-page-break/><text:span text:style-name="T36">completa i manté la motivació fins a finalitzar-la.</text:span></text:p>
          </table:table-cell>
          <table:table-cell table:style-name="Tabla4.D9" office:value-type="string">
            <text:p text:style-name="P115">SIEE</text:p>
          </table:table-cell>
          <table:table-cell table:style-name="Tabla4.E9" office:value-type="string">
            <text:p text:style-name="P88"/>
          </table:table-cell>
          <table:table-cell table:style-name="Tabla4.F9" office:value-type="string">
            <text:p text:style-name="P88"/>
          </table:table-cell>
          <table:table-cell table:style-name="Tabla4.G9" office:value-type="string">
            <text:p text:style-name="P88"/>
          </table:table-cell>
          <table:table-cell table:style-name="Tabla4.H9" office:value-type="string">
            <text:p text:style-name="P88"/>
          </table:table-cell>
        </table:table-row>
        <table:table-row table:style-name="Tabla4.1">
          <table:table-cell table:style-name="Tabla4.A11" table:number-rows-spanned="2" office:value-type="string">
            <text:p text:style-name="P80"/>
          </table:table-cell>
          <table:table-cell table:style-name="Tabla4.B11" table:number-rows-spanned="2" office:value-type="string">
            <text:p text:style-name="P9"/>
          </table:table-cell>
          <table:table-cell table:style-name="Tabla4.C10" office:value-type="string">
            <text:p text:style-name="P52"><text:span text:style-name="T29">6tMAT.BL1.4.2 </text:span><text:span text:style-name="T26">Persevera davant dels reptes i dificultats</text:span><text:span text:style-name="T29"> que se li plantegen en la realització d’una seqüència d’activitats completa i mostra </text:span><text:span text:style-name="T26">flexibilitat</text:span><text:span text:style-name="T29"> buscant</text:span><text:span text:style-name="T26"> solucions alternatives.</text:span></text:p>
          </table:table-cell>
          <table:table-cell table:style-name="Tabla4.D10" office:value-type="string">
            <text:p text:style-name="P88"/>
          </table:table-cell>
          <table:table-cell table:style-name="Tabla4.E10" office:value-type="string">
            <text:p text:style-name="P88"/>
          </table:table-cell>
          <table:table-cell table:style-name="Tabla4.F10" office:value-type="string">
            <text:p text:style-name="P88"/>
          </table:table-cell>
          <table:table-cell table:style-name="Tabla4.G10" office:value-type="string">
            <text:p text:style-name="P88"/>
          </table:table-cell>
          <table:table-cell table:style-name="Tabla4.H10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1" office:value-type="string">
            <text:p text:style-name="P139"/>
          </table:table-cell>
          <table:table-cell table:style-name="Tabla4.D11" office:value-type="string">
            <text:p text:style-name="P88"/>
          </table:table-cell>
          <table:table-cell table:style-name="Tabla4.E11" office:value-type="string">
            <text:p text:style-name="P88"/>
          </table:table-cell>
          <table:table-cell table:style-name="Tabla4.F11" office:value-type="string">
            <text:p text:style-name="P88"/>
          </table:table-cell>
          <table:table-cell table:style-name="Tabla4.G11" office:value-type="string">
            <text:p text:style-name="P88"/>
          </table:table-cell>
          <table:table-cell table:style-name="Tabla4.H11" office:value-type="string">
            <text:p text:style-name="P88"/>
          </table:table-cell>
        </table:table-row>
        <table:table-row table:style-name="Tabla4.1">
          <table:table-cell table:style-name="Tabla4.A13" table:number-rows-spanned="2" office:value-type="string">
            <text:p text:style-name="P84">Planificació, organització i gestió de projectes individuals o col·lectius. Establiment d’estratègies de supervisió. Selecció de la informació tècnica i els materials. Presa de decisions i calibratge d’oportunitats i riscos. </text:p>
            <text:p text:style-name="P84">Aportació de solucions originals als problemes. </text:p>
            <text:p text:style-name="P84">Transformació d’idees en accions. Establiment de criteris per a avaluar el projecte i el producte amb ajuda de guies. Acceptació dels propis errors i aprendre d’això. </text:p>
            <text:p text:style-name="P81">Millora del producte i el procés després de l’avaluació.</text:p>
          </table:table-cell>
          <table:table-cell table:style-name="Tabla4.B13" table:number-rows-spanned="2" office:value-type="string">
            <text:p text:style-name="P10">6tMAT.BL1.5 Planificar la realització d’un producte o una tasca establint metes, proposar un pla ordenat d’accions per a aconseguir-les, seleccionar els materials i estimar el temps per a cada pas adaptant-lo davant dels canvis i imprevistos, i avaluar el procés i la qualitat del producte final amb ajuda de guies per a l’observació detallant les millores realitzades.</text:p>
          </table:table-cell>
          <table:table-cell table:style-name="Tabla4.C12" office:value-type="string">
            <text:p text:style-name="P32"><text:span text:style-name="T13">6tMAT.BL1.5.1</text:span><text:span text:style-name="T7"> Estima el temps </text:span><text:span text:style-name="T13">que requerix cada un dels passos del desenrotllament d’un producte o una tasca prèviament planificada i adapta</text:span><text:span text:style-name="T7"> el cronograma a canvis</text:span><text:span text:style-name="T13"> i imprevistos.</text:span></text:p>
          </table:table-cell>
          <table:table-cell table:style-name="Tabla4.D12" office:value-type="string">
            <text:p text:style-name="P124">CAA</text:p>
            <text:p text:style-name="P115">SIEE</text:p>
          </table:table-cell>
          <table:table-cell table:style-name="Tabla4.E12" office:value-type="string">
            <text:p text:style-name="P88"/>
          </table:table-cell>
          <table:table-cell table:style-name="Tabla4.F12" office:value-type="string">
            <text:p text:style-name="P88"/>
          </table:table-cell>
          <table:table-cell table:style-name="Tabla4.G12" office:value-type="string">
            <text:p text:style-name="P88"/>
          </table:table-cell>
          <table:table-cell table:style-name="Tabla4.H12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3" office:value-type="string">
            <text:p text:style-name="P32"><text:span text:style-name="T13">6tMAT.BL1.5.2 </text:span><text:span text:style-name="T7">Expressa</text:span><text:span text:style-name="T13"> de forma detallada les </text:span><text:span text:style-name="T7">millores</text:span><text:span text:style-name="T13"> que ha realitzat durant el procés de realització d’un producte o tasca per a</text:span><text:span text:style-name="T7"> aconseguir els resultats especificats</text:span><text:span text:style-name="T13"> </text:span><text:span text:style-name="T7">en una guia d’observació</text:span><text:span text:style-name="T13"> prèviament acordada de forma individual o col·lectiva.</text:span></text:p>
          </table:table-cell>
          <table:table-cell table:style-name="Tabla4.D13" office:value-type="string">
            <text:p text:style-name="P124">CAA</text:p>
            <text:p text:style-name="P115">SIEE</text:p>
          </table:table-cell>
          <table:table-cell table:style-name="Tabla4.E13" office:value-type="string">
            <text:p text:style-name="P88"/>
          </table:table-cell>
          <table:table-cell table:style-name="Tabla4.F13" office:value-type="string">
            <text:p text:style-name="P88"/>
          </table:table-cell>
          <table:table-cell table:style-name="Tabla4.G13" office:value-type="string">
            <text:p text:style-name="P88"/>
          </table:table-cell>
          <table:table-cell table:style-name="Tabla4.H13" office:value-type="string">
            <text:p text:style-name="P88"/>
          </table:table-cell>
        </table:table-row>
        <table:table-row table:style-name="Tabla4.1">
          <table:table-cell table:style-name="Tabla4.A16" table:number-rows-spanned="2" office:value-type="string">
            <text:p text:style-name="P53"><text:span text:style-name="T3"><text:s/>Processar i organitzar la informació utilitzant l’escriptura per mitjà d’esquemes lògics, resums i mapes conceptuals; comunicar les conclusions de forma correcta en paper i digitalment per mitjà de ferramentes de presentació </text:span><text:soft-page-break/><text:span text:style-name="T3">senzilles de continguts digitals, i memoritzar els coneixements de forma comprensiva.</text:span></text:p>
          </table:table-cell>
          <table:table-cell table:style-name="Tabla4.B16" table:number-rows-spanned="2" office:value-type="string">
            <text:p text:style-name="P43"><text:span text:style-name="T42">6tMAT.BL1.6 Buscar i seleccionar informació, amb supervisió, en diferents mitjans de forma contrastada sobre els coneixements i processos que es treballen en el nivell educatiu, registrar-la en paper de forma cuidadosa o emmagatzemar-la </text:span><text:soft-page-break/><text:span text:style-name="T42">digitalment.</text:span></text:p>
          </table:table-cell>
          <table:table-cell table:style-name="Tabla4.C14" office:value-type="string">
            <text:p text:style-name="P130"><text:span text:style-name="T13">6tMAT</text:span><text:span text:style-name="T42">.BL1.6.1 Busca, selecciona i emmagatzema informació amb les orientacions de l’adult en mitjans digitals sobre temes d’interés que es treballen en el nivell educatiu, <text:s/>i utilitza els diferents recursos de forma responsable.</text:span></text:p>
          </table:table-cell>
          <table:table-cell table:style-name="Tabla4.D14" office:value-type="string">
            <text:p text:style-name="P124">CCLI</text:p>
            <text:p text:style-name="P124">CAA</text:p>
            <text:p text:style-name="P115">CD</text:p>
          </table:table-cell>
          <table:table-cell table:style-name="Tabla4.E14" office:value-type="string">
            <text:p text:style-name="P88"/>
          </table:table-cell>
          <table:table-cell table:style-name="Tabla4.F14" office:value-type="string">
            <text:p text:style-name="P88"/>
          </table:table-cell>
          <table:table-cell table:style-name="Tabla4.G14" office:value-type="string">
            <text:p text:style-name="P88"/>
          </table:table-cell>
          <table:table-cell table:style-name="Tabla4.H14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16" office:value-type="string">
            <text:p text:style-name="P105"><text:span text:style-name="T13">6tMAT.BL1.6.2 Organitza adequadament </text:span><text:span text:style-name="T7">(mapes conceptuals o ferramentes senzilles d’edició i presentació de continguts digitals)</text:span><text:span text:style-name="T13"> la informació obtinguda en mitjans</text:span><text:span text:style-name="T7"> digitals</text:span><text:span text:style-name="T13"> sobre temes d’interés que es treballen en el nivell educatiu</text:span><text:span text:style-name="T7"> per a</text:span><text:span text:style-name="T13"> utilitzar-la en tasques d’aprenentatge.</text:span></text:p>
          </table:table-cell>
          <table:table-cell table:style-name="Tabla4.D16" office:value-type="string">
            <text:p text:style-name="P124">CCLI</text:p>
            <text:p text:style-name="P124">CAA</text:p>
            <text:p text:style-name="P115">CD</text:p>
          </table:table-cell>
          <table:table-cell table:style-name="Tabla4.E16" office:value-type="string">
            <text:p text:style-name="P88"/>
          </table:table-cell>
          <table:table-cell table:style-name="Tabla4.F16" office:value-type="string">
            <text:p text:style-name="P88"/>
          </table:table-cell>
          <table:table-cell table:style-name="Tabla4.G16" office:value-type="string">
            <text:p text:style-name="P88"/>
          </table:table-cell>
          <table:table-cell table:style-name="Tabla4.H16" office:value-type="string">
            <text:p text:style-name="P88"/>
          </table:table-cell>
        </table:table-row>
        <table:table-row table:style-name="Tabla4.1">
          <table:table-cell table:style-name="Tabla4.A16" office:value-type="string">
            <text:p text:style-name="Standard"/>
          </table:table-cell>
          <table:table-cell table:style-name="Tabla4.B16" office:value-type="string">
            <text:p text:style-name="Standard"/>
          </table:table-cell>
          <table:table-cell table:style-name="Tabla4.C16" office:value-type="string">
            <text:p text:style-name="P105"><text:span text:style-name="T13">6tMAT.BL1.6.</text:span><text:span text:style-name="T14">3</text:span><text:span text:style-name="T13"> Utilitza</text:span><text:span text:style-name="T5"> de manera responsable ferramentes de busca de visualització digital i entorns virtuals, contrastant la informació</text:span><text:span text:style-name="T3"> en diverses fonts i donant compte de les referències bibliogràfiques i </text:span><text:span text:style-name="T4">de bibliografia web</text:span><text:span text:style-name="T3"> (autor, editorial, enllaç, etc.). </text:span></text:p>
          </table:table-cell>
          <table:table-cell table:style-name="Tabla4.D16" office:value-type="string">
            <text:p text:style-name="P124">CCLI</text:p>
            <text:p text:style-name="P124">CAA</text:p>
            <text:p text:style-name="P115">CD</text:p>
          </table:table-cell>
          <table:table-cell table:style-name="Tabla4.E16" office:value-type="string">
            <text:p text:style-name="P88"/>
          </table:table-cell>
          <table:table-cell table:style-name="Tabla4.F16" office:value-type="string">
            <text:p text:style-name="P88"/>
          </table:table-cell>
          <table:table-cell table:style-name="Tabla4.G16" office:value-type="string">
            <text:p text:style-name="P88"/>
          </table:table-cell>
          <table:table-cell table:style-name="Tabla4.H16" office:value-type="string">
            <text:p text:style-name="P88"/>
          </table:table-cell>
        </table:table-row>
        <table:table-row table:style-name="Tabla4.17">
          <table:table-cell table:style-name="Tabla4.A2" table:number-columns-spanned="8" office:value-type="string">
            <text:p text:style-name="P55"><text:s/>BLOC 2. NOMB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3" office:value-type="string">
            <text:p text:style-name="P93">CONTINGUTS</text:p>
          </table:table-cell>
          <table:table-cell table:style-name="Tabla4.A3" office:value-type="string">
            <text:p text:style-name="P94">CRITERIS D’AVALUACIÓ</text:p>
          </table:table-cell>
          <table:table-cell table:style-name="Tabla4.A3" office:value-type="string">
            <text:p text:style-name="P95">INDICADORS D’ÈXIT</text:p>
          </table:table-cell>
          <table:table-cell table:style-name="Tabla4.A3" office:value-type="string">
            <text:p text:style-name="P95">CCLV</text:p>
          </table:table-cell>
          <table:table-cell table:style-name="Tabla4.A3" office:value-type="string">
            <text:p text:style-name="P96">1<text:span text:style-name="T39">r</text:span> T</text:p>
          </table:table-cell>
          <table:table-cell table:style-name="Tabla4.A3" office:value-type="string">
            <text:p text:style-name="P96">2<text:span text:style-name="T39">n</text:span> T</text:p>
          </table:table-cell>
          <table:table-cell table:style-name="Tabla4.A3" office:value-type="string">
            <text:p text:style-name="P96">3<text:span text:style-name="T39">r</text:span> T</text:p>
          </table:table-cell>
          <table:table-cell table:style-name="Tabla4.H3" office:value-type="string">
            <text:p text:style-name="P96">FIN</text:p>
          </table:table-cell>
        </table:table-row>
        <table:table-row table:style-name="Tabla4.1">
          <table:table-cell table:style-name="Tabla4.A19" office:value-type="string">
            <text:p text:style-name="P26">Nombres positius i negatius.</text:p>
            <text:p text:style-name="P25">Fraccions pròpies i impròpies. Representació gràfica.</text:p>
            <text:p text:style-name="P25">El nombre decimal: descomposició i arredoniment.</text:p>
            <text:p text:style-name="P25">Representació de nombres naturals, sencers, decimals i fraccions en la recta numèrica.</text:p>
            <text:p text:style-name="P25">Comparació i ordenació de nombres naturals, sencers, decimals i fraccions.</text:p>
            <text:p text:style-name="P11">La numeració romana: lectura i escriptura.</text:p>
          </table:table-cell>
          <table:table-cell table:style-name="Tabla4.A19" office:value-type="string">
            <text:p text:style-name="P57">6tMAT.BL2.1 Interpretar i expressar el valor de nombres enters, fraccions i decimals en tot tipus de documents escrits i situacions: balanços comercial en jocs, rebaixes, impostos, compravenda d’articles, rebuts de telèfon, així com en un altre tipus de documents del seu entorn (DNI, codi de barres...), per a saber explicar el món numèric que els rodeja.</text:p>
          </table:table-cell>
          <table:table-cell table:style-name="Tabla4.A19" office:value-type="string">
            <text:p text:style-name="P71"><text:span text:style-name="T21">6tMAT.BL2.1.1. Interpreta i expressa el valor de nombres enters, fraccions i decimals en tot tipus de documents escrits i situacions (balanços comercial en jocs, rebaixes, impostos, compravenda d’articles, rebuts de telèfon), així com en altre</text:span><text:span text:style-name="T22">s</text:span><text:span text:style-name="T21"> tipus de documents del seu entorn (DNI, el codi de barres) per a saber explicar el món numèric que els </text:span><text:span text:style-name="T22">envolta</text:span><text:span text:style-name="T21">.</text:span></text:p>
          </table:table-cell>
          <table:table-cell table:style-name="Tabla4.A19" office:value-type="string">
            <text:p text:style-name="P88">CMCT</text:p>
            <text:p text:style-name="P88">CCLI</text:p>
            <text:p text:style-name="P88">CSC</text:p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H19" office:value-type="string">
            <text:p text:style-name="P88"/>
          </table:table-cell>
        </table:table-row>
        <table:table-row table:style-name="Tabla4.1">
          <table:table-cell table:style-name="Tabla4.A22" table:number-rows-spanned="3" office:value-type="string">
            <text:p text:style-name="P29">Operacions combinades amb parèntesi de nombres naturals de no més de tres operacions.</text:p>
            <text:p text:style-name="P30">Múltiples, divisors, nombres primers i compostos.</text:p>
            <text:p text:style-name="P30">Obtenció dels primers múltiples d’un nombre. En particular, el mínim comú múltiple de dos nombres.</text:p>
            <text:p text:style-name="P30">Obtenció de tots els divisors de <text:soft-page-break/>qualsevol nombre menor que 100. En particular, el mínim comú múltiple de dos nombres.</text:p>
            <text:p text:style-name="P30">Càlcul de potències d’exponent natural.</text:p>
            <text:p text:style-name="P30">Fraccions equivalents, reducció de dos fraccions a comú denominador utilitzant les taules de multiplicar (no passar de 100) per a comparar-les.</text:p>
            <text:p text:style-name="P30">Suma i resta de fraccions.</text:p>
            <text:p text:style-name="P30">Càlcul del producte d’una fracció per un nombre.</text:p>
            <text:p text:style-name="P12">Resolució de problemes referits a situacions obertes i investigacions matemàtiques i xicotets projectes de treballs sobre mesures, utilitzant diferents estratègies, col·laborant amb els altres i comunicant oralment el procés seguit en la resolució i les conclusions.</text:p>
          </table:table-cell>
          <table:table-cell table:style-name="Tabla4.B22" table:number-rows-spanned="3" office:value-type="string">
            <text:p text:style-name="P62"><text:span text:style-name="T30">6</text:span><text:span text:style-name="T31">t</text:span><text:span text:style-name="T30">MAT.BL2.2 O</text:span><text:span text:style-name="T15">perar amb els nombres naturals, decimals i fraccionaris amb estratègies de càlcul (estimació, calculadora, propietats dels nombres) i procediments</text:span><text:span text:style-name="T19"> (algoritmes i qualsevol app que ho permeta) més adequats segons la naturalesa del càlcul per a avaluar resultats, extraure conclusions i prendre decisions en situacions, per exemple, de </text:span><text:soft-page-break/><text:span text:style-name="T19">compravenda (rebaixes, impostos, pressupostos-reformes...), de logística (distribució de recursos, planificació de viatges...) i altres.</text:span></text:p>
          </table:table-cell>
          <table:table-cell table:style-name="Tabla4.C20" office:value-type="string">
            <text:p text:style-name="P63"><text:span text:style-name="T30">6tMAT.BL2.2.1. </text:span><text:span text:style-name="T28">Opera <text:s/>amb els nombres naturals, decimals i fraccionaris</text:span><text:span text:style-name="T30"> amb estratègies de càlcul (estimació, calculadora, propietats dels nombres...).</text:span></text:p>
          </table:table-cell>
          <table:table-cell table:style-name="Tabla4.D20" office:value-type="string">
            <text:p text:style-name="P88">CMCT</text:p>
            <text:p text:style-name="P88">CAA</text:p>
          </table:table-cell>
          <table:table-cell table:style-name="Tabla4.E20" office:value-type="string">
            <text:p text:style-name="P88"/>
          </table:table-cell>
          <table:table-cell table:style-name="Tabla4.F20" office:value-type="string">
            <text:p text:style-name="P88"/>
          </table:table-cell>
          <table:table-cell table:style-name="Tabla4.G20" office:value-type="string">
            <text:p text:style-name="P88"/>
          </table:table-cell>
          <table:table-cell table:style-name="Tabla4.H20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P51"><text:span text:style-name="T15">6tMAT.BL2.2.2 Formula els </text:span><text:span text:style-name="T19">procediments (algoritmes i qualsevol</text:span><text:span text:style-name="T9"> app que ho permeta</text:span><text:span text:style-name="T19">) més adequats segons la naturalesa del càlcul per a </text:span><text:span text:style-name="T15">operar amb els </text:span><text:soft-page-break/><text:span text:style-name="T15">nombres naturals, decimals i </text:span><text:span text:style-name="T8">fraccionaris</text:span><text:span text:style-name="T15"> amb estratègies de càlcul (estimació, calculadora, propietats dels nombres...).</text:span></text:p>
          </table:table-cell>
          <table:table-cell table:style-name="Tabla4.D21" office:value-type="string">
            <text:p text:style-name="P88">CMCT</text:p>
            <text:p text:style-name="P88"/>
          </table:table-cell>
          <table:table-cell table:style-name="Tabla4.E21" office:value-type="string">
            <text:p text:style-name="P88"/>
          </table:table-cell>
          <table:table-cell table:style-name="Tabla4.F21" office:value-type="string">
            <text:p text:style-name="P88"/>
          </table:table-cell>
          <table:table-cell table:style-name="Tabla4.G21" office:value-type="string">
            <text:p text:style-name="P88"/>
          </table:table-cell>
          <table:table-cell table:style-name="Tabla4.H21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22" office:value-type="string">
            <text:p text:style-name="P62"><text:span text:style-name="T15">6tMAT.BL2.2.3 </text:span><text:span text:style-name="T8">Avalua</text:span><text:span text:style-name="T9"> resultats numèrics</text:span><text:span text:style-name="T19"> derivats de les operacions i pren</text:span><text:span text:style-name="T9"> decisions </text:span><text:span text:style-name="T19">en situacions, per exemple, de compravenda (rebaixes, impostos, pressupostos-reformes...), de logística (distribució de recursos, planificació de viatges...) i altres.</text:span></text:p>
          </table:table-cell>
          <table:table-cell table:style-name="Tabla4.D22" office:value-type="string">
            <text:p text:style-name="P88">CMCT</text:p>
          </table:table-cell>
          <table:table-cell table:style-name="Tabla4.E22" office:value-type="string">
            <text:p text:style-name="P88"/>
          </table:table-cell>
          <table:table-cell table:style-name="Tabla4.F22" office:value-type="string">
            <text:p text:style-name="P88"/>
          </table:table-cell>
          <table:table-cell table:style-name="Tabla4.G22" office:value-type="string">
            <text:p text:style-name="P88"/>
          </table:table-cell>
          <table:table-cell table:style-name="Tabla4.H22" office:value-type="string">
            <text:p text:style-name="P88"/>
          </table:table-cell>
        </table:table-row>
        <table:table-row table:style-name="Tabla4.1">
          <table:table-cell table:style-name="Tabla4.A23" office:value-type="string">
            <text:p text:style-name="P27">Relació decimal, fracció i percentatge.</text:p>
            <text:p text:style-name="P28">Correspondència entre fraccions, decimals i percentatges.</text:p>
            <text:p text:style-name="P28">Càlcul de tants per cent en situacions reals.</text:p>
            <text:p text:style-name="P28">Augments i disminucions percentuals.</text:p>
            <text:p text:style-name="P13">Proporcionalitat directa.</text:p>
          </table:table-cell>
          <table:table-cell table:style-name="Tabla4.B23" office:value-type="string">
            <text:p text:style-name="P100">6tMAT.BL2.3 Utilitzar els percentatges <text:s/>i la proporcionalitat <text:s/>directa per a interpretar i explicar dades i missatges de textos numèrics en situacions de càlcul de preus, de quantitats, impostos, rebaixes, ofertes publicitàries...</text:p>
          </table:table-cell>
          <table:table-cell table:style-name="Tabla4.C23" office:value-type="string">
            <text:p text:style-name="P102"><text:span text:style-name="T15">6tMAT.BL2.3.1</text:span><text:span text:style-name="T8"> Utilitza els percentatges <text:s/>i la proporcionalitat <text:s/>directa per a interpretar i explicar</text:span><text:span text:style-name="T15"> dades i missatges de textos numèrics en situacions de càlcul de preus, de quantitats, impostos, rebaixes, ofertes publicitàries...</text:span></text:p>
          </table:table-cell>
          <table:table-cell table:style-name="Tabla4.D23" office:value-type="string">
            <text:p text:style-name="P88">CCLI</text:p>
          </table:table-cell>
          <table:table-cell table:style-name="Tabla4.E23" office:value-type="string">
            <text:p text:style-name="P88"/>
          </table:table-cell>
          <table:table-cell table:style-name="Tabla4.F23" office:value-type="string">
            <text:p text:style-name="P88"/>
          </table:table-cell>
          <table:table-cell table:style-name="Tabla4.G23" office:value-type="string">
            <text:p text:style-name="P88"/>
          </table:table-cell>
          <table:table-cell table:style-name="Tabla4.H23" office:value-type="string">
            <text:p text:style-name="P88"/>
          </table:table-cell>
        </table:table-row>
        <table:table-row table:style-name="Tabla4.17">
          <table:table-cell table:style-name="Tabla4.A2" table:number-columns-spanned="8" office:value-type="string">
            <text:p text:style-name="P48">BLOC 3. MES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3" office:value-type="string">
            <text:p text:style-name="P93">CONTINGUTS</text:p>
          </table:table-cell>
          <table:table-cell table:style-name="Tabla4.A3" office:value-type="string">
            <text:p text:style-name="P94">CRITERIS D’AVALUACIÓ</text:p>
          </table:table-cell>
          <table:table-cell table:style-name="Tabla4.A3" office:value-type="string">
            <text:p text:style-name="P95">INDICADORS D’ÈXIT</text:p>
          </table:table-cell>
          <table:table-cell table:style-name="Tabla4.A3" office:value-type="string">
            <text:p text:style-name="P95">CCLV</text:p>
          </table:table-cell>
          <table:table-cell table:style-name="Tabla4.A3" office:value-type="string">
            <text:p text:style-name="P96">1<text:span text:style-name="T39">r</text:span> T</text:p>
          </table:table-cell>
          <table:table-cell table:style-name="Tabla4.A3" office:value-type="string">
            <text:p text:style-name="P96">2<text:span text:style-name="T39">n</text:span> T</text:p>
          </table:table-cell>
          <table:table-cell table:style-name="Tabla4.A3" office:value-type="string">
            <text:p text:style-name="P96">3<text:span text:style-name="T39">r</text:span> T</text:p>
          </table:table-cell>
          <table:table-cell table:style-name="Tabla4.H3" office:value-type="string">
            <text:p text:style-name="P96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39">Estimació de longituds, capacitats, masses, superfícies i volums d’objectes i espais coneguts. </text:p>
            <text:p text:style-name="P40">Unitats de mesura convencionals: múltiples i submúltiples d’ús quotidià.</text:p>
            <text:p text:style-name="P40">Elecció de la unitat i dels instruments convencionals més adequats per a mesurar i expressar les unitats de mesura pròpies i tradicionals de la Comunitat Valenciana (faneca, arrova, tafulla, etc.) i la seua equivalència amb <text:soft-page-break/>unitats convencionals.</text:p>
            <text:p text:style-name="P40">Mesura d’angles i ús d’instruments convencionals (transportador) per a mesurar angles.</text:p>
            <text:p text:style-name="P40">Resolució de problemes referits a situacions obertes i investigacions matemàtiques i xicotets projectes de treballs sobre mesures utilitzant diferents estratègies i col·laborant amb els altres </text:p>
            <text:p text:style-name="P40">Unitats del Sistema Mètric Decimal (longitud, pes/massa, capacitat, superfície) i equivalències.</text:p>
            <text:p text:style-name="P40">Equivalències entre les mesures de capacitat i volum.</text:p>
            <text:p text:style-name="P40">Unitats de mesura del temps (des de mil·lenni fins a segon) i les seues relacions. La precisió amb els minuts i els segons.</text:p>
            <text:p text:style-name="P40">Explicació oral o escrita del procés seguit i de l’estratègia utilitzada en l’elecció de la unitat més adequada per a l’expressió d’una mesura, així com l’anàlisi de les característiques de l’instrument.</text:p>
            <text:p text:style-name="P40">Reconeixement <text:s/>i interpretació de textos numèrics senzills de la vida quotidiana relacionats amb les mesures i les seues magnituds.</text:p>
            <text:p text:style-name="P42">Representació de successos i períodes a diverses escales temporals en una recta numèrica. </text:p>
          </table:table-cell>
          <table:table-cell table:style-name="Tabla4.A19" table:number-rows-spanned="2" office:value-type="string">
            <text:p text:style-name="P44">6tMAT.BL3.1 Seleccionar els instruments i les unitats de mesura per a resoldre situacions obertes i investigacions matemàtiques i xicotets projectes de treball sobre mesures en diferents entorns (natural, artístic, arquitectònic...).</text:p>
          </table:table-cell>
          <table:table-cell table:style-name="Tabla4.A19" office:value-type="string">
            <text:p text:style-name="P136">6tMAT.BL3.1.1 Selecciona els instruments i les unitats de mesura per a resoldre situacions obertes i investigacions matemàtiques i xicotets projectes de treball sobre mesures en diferents entorns (natural, artístic, arquitectònic...).</text:p>
          </table:table-cell>
          <table:table-cell table:style-name="Tabla4.A19" office:value-type="string">
            <text:p text:style-name="P125">CMCT</text:p>
            <text:p text:style-name="P125">CSC</text:p>
            <text:p text:style-name="P117">SIEE</text:p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H19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27" office:value-type="string">
            <text:p text:style-name="P134">6tMAT.BL3.1.2 Analitza l’exactitud i la precisió d’un instrument de mesura.</text:p>
          </table:table-cell>
          <table:table-cell table:style-name="Tabla4.D27" office:value-type="string">
            <text:p text:style-name="P117">CCLI</text:p>
          </table:table-cell>
          <table:table-cell table:style-name="Tabla4.E27" office:value-type="string">
            <text:p text:style-name="P88"/>
          </table:table-cell>
          <table:table-cell table:style-name="Tabla4.F27" office:value-type="string">
            <text:p text:style-name="P88"/>
          </table:table-cell>
          <table:table-cell table:style-name="Tabla4.G27" office:value-type="string">
            <text:p text:style-name="P88"/>
          </table:table-cell>
          <table:table-cell table:style-name="Tabla4.H27" office:value-type="string">
            <text:p text:style-name="P88"/>
          </table:table-cell>
        </table:table-row>
        <table:table-row table:style-name="Tabla4.1">
          <table:table-cell table:style-name="Tabla4.A28" office:value-type="string">
            <text:p text:style-name="P39">Unitats del Sistema Mètric Decimal (longitud, pes/massa, capacitat, superfície) i equivalències.</text:p>
            <text:p text:style-name="P40">Equivalències entre les mesures de capacitat i volum.</text:p>
            <text:p text:style-name="P40">Expressió en forma simple d’un mesurament donada en forma complexa i viceversa.</text:p>
            <text:p text:style-name="P40">Suma i resta de mesures de longitud, <text:soft-page-break/>capacitat, pes, superfície i volum en forma simple donant el resultat en la unitat determinada per endavant. </text:p>
            <text:p text:style-name="P42">Resolució de problemes de mesura relacionats amb objectes, fets i situacions de la vida quotidiana, aplicant com a màxim quatre operacions (suma, resta, multiplicació, divisió) amb nombres naturals i utilitzant els algoritmes bàsics.</text:p>
          </table:table-cell>
          <table:table-cell table:style-name="Tabla4.B28" office:value-type="string">
            <text:p text:style-name="P50"><text:span text:style-name="T30">6tMAT.BL3.2</text:span><text:span text:style-name="T15"> Operar amb les unitats de mesura en situacions escolars i socials (organització d’excursions, preparació de receptes...) per a comparar, ordenar, estimar, mesurar i calcular, i expressar els resultats en la forma més adequada (complexa o incomplexa).</text:span></text:p>
          </table:table-cell>
          <table:table-cell table:style-name="Tabla4.C28" office:value-type="string">
            <text:p text:style-name="P71"><text:span text:style-name="T30">6tMAT.BL3.2</text:span><text:span text:style-name="T15">.1 Opera amb les unitats de mesura en situacions escolars i socials (organització d’excursions, preparació de receptes...) per a comparar, ordenar, estimar, mesurar i calcular, i expressa els resultats en la forma més adequada (complexa o incomplexa).</text:span></text:p>
          </table:table-cell>
          <table:table-cell table:style-name="Tabla4.D28" office:value-type="string">
            <text:p text:style-name="P125">CMCT</text:p>
            <text:p text:style-name="P117">CSC</text:p>
          </table:table-cell>
          <table:table-cell table:style-name="Tabla4.E28" office:value-type="string">
            <text:p text:style-name="P88"/>
          </table:table-cell>
          <table:table-cell table:style-name="Tabla4.F28" office:value-type="string">
            <text:p text:style-name="P88"/>
          </table:table-cell>
          <table:table-cell table:style-name="Tabla4.G28" office:value-type="string">
            <text:p text:style-name="P88"/>
          </table:table-cell>
          <table:table-cell table:style-name="Tabla4.H28" office:value-type="string">
            <text:p text:style-name="P88"/>
          </table:table-cell>
        </table:table-row>
        <table:table-row table:style-name="Tabla4.1">
          <table:table-cell table:style-name="Tabla4.A29" office:value-type="string">
            <text:p text:style-name="P39">L’angle com a mesura d’un gir o d’una obertura.</text:p>
            <text:p text:style-name="P40">El sistema sexagesimal: graus, minuts i segons.</text:p>
            <text:p text:style-name="P42">Resolució de problemes de mesura d’angles relacionats amb situacions de la vida quotidiana, aplicant com a màxim dos operacions (suma i resta).</text:p>
          </table:table-cell>
          <table:table-cell table:style-name="Tabla4.B29" office:value-type="string">
            <text:p text:style-name="P137">6tMAT.BL3.3 Aplicar el coneixement del sistema sexagesimal per a realitzar càlculs amb mesures angulars en situacions obertes i xicotetes investigacions matemàtiques en entorns reals.</text:p>
          </table:table-cell>
          <table:table-cell table:style-name="Tabla4.C29" office:value-type="string">
            <text:p text:style-name="P101"><text:span text:style-name="T30">6tMAT.BL3.3</text:span><text:span text:style-name="T15">.1</text:span><text:span text:style-name="T8"> Aplica el coneixement del sistema sexagesimal per a realitzar càlculs amb mesures angulars en situacions obertes i</text:span><text:span text:style-name="T15"> xicotetes investigacions matemàtiques en entorns reals.</text:span></text:p>
          </table:table-cell>
          <table:table-cell table:style-name="Tabla4.D29" office:value-type="string">
            <text:p text:style-name="P47">CMCT</text:p>
            <text:p text:style-name="P45">CSC</text:p>
          </table:table-cell>
          <table:table-cell table:style-name="Tabla4.E29" office:value-type="string">
            <text:p text:style-name="P88"/>
          </table:table-cell>
          <table:table-cell table:style-name="Tabla4.F29" office:value-type="string">
            <text:p text:style-name="P88"/>
          </table:table-cell>
          <table:table-cell table:style-name="Tabla4.G29" office:value-type="string">
            <text:p text:style-name="P88"/>
          </table:table-cell>
          <table:table-cell table:style-name="Tabla4.H29" office:value-type="string">
            <text:p text:style-name="P88"/>
          </table:table-cell>
        </table:table-row>
        <table:table-row table:style-name="Tabla4.17">
          <table:table-cell table:style-name="Tabla4.A2" table:number-columns-spanned="8" office:value-type="string">
            <text:p text:style-name="P74">BLOC 4. GEOME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3" office:value-type="string">
            <text:p text:style-name="P93">CONTINGUTS</text:p>
          </table:table-cell>
          <table:table-cell table:style-name="Tabla4.A3" office:value-type="string">
            <text:p text:style-name="P94">CRITERIS D’AVALUACIÓ</text:p>
          </table:table-cell>
          <table:table-cell table:style-name="Tabla4.A3" office:value-type="string">
            <text:p text:style-name="P95">INDICADORS D’ÈXIT</text:p>
          </table:table-cell>
          <table:table-cell table:style-name="Tabla4.A3" office:value-type="string">
            <text:p text:style-name="P95">CCLV</text:p>
          </table:table-cell>
          <table:table-cell table:style-name="Tabla4.A3" office:value-type="string">
            <text:p text:style-name="P96">1<text:span text:style-name="T39">r</text:span> T</text:p>
          </table:table-cell>
          <table:table-cell table:style-name="Tabla4.A3" office:value-type="string">
            <text:p text:style-name="P96">2<text:span text:style-name="T39">n</text:span> T</text:p>
          </table:table-cell>
          <table:table-cell table:style-name="Tabla4.A3" office:value-type="string">
            <text:p text:style-name="P96">3<text:span text:style-name="T39">r</text:span> T</text:p>
          </table:table-cell>
          <table:table-cell table:style-name="Tabla4.H3" office:value-type="string">
            <text:p text:style-name="P96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17">Angles en distintes posicions: consecutius, adjacents, oposats pel vèrtex…</text:p>
            <text:p text:style-name="P18">Formes planes. Construcció i reproducció.</text:p>
            <text:p text:style-name="P18">Posicions relatives de rectes i circumferències. </text:p>
            <text:p text:style-name="P18">Classificació de figures planes atenent el nombre de costats, nombre de diagonals, concavitat i convexitat, tipus d’angles interiors i regularitat.</text:p>
            <text:p text:style-name="P15">Regularitats i simetries: reconeixement de regularitats.</text:p>
          </table:table-cell>
          <table:table-cell table:style-name="Tabla4.A19" table:number-rows-spanned="2" office:value-type="string">
            <text:p text:style-name="P75">6tMAT.BL4.1 Reproduir i classificar figures de l’entorn (natural, artístic, arquitectònic, etc.) basant-se en alguna de les seues propietats, amb els recursos apropiats (cinta mètrica, fotografies, programes de geometria dinàmica, etc.) i utilitzant el vocabulari adequat, per a explicar el món que ens rodeja.</text:p>
          </table:table-cell>
          <table:table-cell table:style-name="Tabla4.A19" office:value-type="string">
            <text:p text:style-name="P72"><text:span text:style-name="T3">6tMAT.BL4.1.1 Reprodu</text:span><text:span text:style-name="T4">ïx</text:span><text:span text:style-name="T3"> figures </text:span><text:span text:style-name="T21">de l’entorn</text:span><text:span text:style-name="T3"> (natural, artístic, arquitectònic, etc.) basant-se en alguna de les seues propietats, amb els recursos apropiats (cinta mètrica, fotografies, programes de geometria dinàmica, etc.) i utilitzant el vocabulari adequat, per a</text:span><text:span text:style-name="T21"> explicar el món que ens </text:span><text:span text:style-name="T23">envolta</text:span><text:span text:style-name="T21">.</text:span></text:p>
          </table:table-cell>
          <table:table-cell table:style-name="Tabla4.A19" office:value-type="string">
            <text:p text:style-name="P126">CMCT</text:p>
            <text:p text:style-name="P126">CCLI</text:p>
            <text:p text:style-name="P118">CD</text:p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A19" office:value-type="string">
            <text:p text:style-name="P88"/>
          </table:table-cell>
          <table:table-cell table:style-name="Tabla4.H19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33" office:value-type="string">
            <text:p text:style-name="P73"><text:span text:style-name="T21">6tMAT.BL4.1.2 Classificar figures de l’entorn (natural, artístic, arquitectònic, etc.) basant-se en alguna de les seues propietats, amb els recursos apropiats (cinta mètrica, fotografies, programes de geometria dinàmica, etc.) i utilitzant el vocabulari adequat, per a explicar el món que ens </text:span><text:span text:style-name="T24">envolta</text:span><text:span text:style-name="T21">.</text:span></text:p>
          </table:table-cell>
          <table:table-cell table:style-name="Tabla4.D33" office:value-type="string">
            <text:p text:style-name="P126">CMCT</text:p>
            <text:p text:style-name="P126">CCLI</text:p>
            <text:p text:style-name="P118">CD</text:p>
          </table:table-cell>
          <table:table-cell table:style-name="Tabla4.E33" office:value-type="string">
            <text:p text:style-name="P88"/>
          </table:table-cell>
          <table:table-cell table:style-name="Tabla4.F33" office:value-type="string">
            <text:p text:style-name="P88"/>
          </table:table-cell>
          <table:table-cell table:style-name="Tabla4.G33" office:value-type="string">
            <text:p text:style-name="P88"/>
          </table:table-cell>
          <table:table-cell table:style-name="Tabla4.H33" office:value-type="string">
            <text:p text:style-name="P88"/>
          </table:table-cell>
        </table:table-row>
        <table:table-row table:style-name="Tabla4.1">
          <table:table-cell table:style-name="Tabla4.A34" office:value-type="string">
            <text:p text:style-name="P54"><text:span text:style-name="T21">El nombre </text:span><draw:frame draw:style-name="fr1" draw:name="Objeto1" text:anchor-type="as-char" svg:width="0.504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.</text:p>
            <text:p text:style-name="P21"><text:soft-page-break/>L’àrea del cercle.</text:p>
            <text:p text:style-name="P21">Càlcul de l’àrea i del perímetre de polígons regulars.</text:p>
            <text:p text:style-name="P20">Càlcul del perímetre i l’àrea de figures planes, i composicions d’estes.</text:p>
          </table:table-cell>
          <table:table-cell table:style-name="Tabla4.B34" office:value-type="string">
            <text:p text:style-name="P77">6tMAT.BL4.2 Calcular àrea i perímetre de qualsevol figura plana en entorns <text:soft-page-break/>(naturals, artístics i arquitectònics, etc.), i utilitzant diverses estratègies (fórmules, descomposició, etc.), per a explicar el món que ens rodeja.<text:tab/></text:p>
          </table:table-cell>
          <table:table-cell table:style-name="Tabla4.C34" office:value-type="string">
            <text:p text:style-name="P65"><text:span text:style-name="T10">6tMAT.BL4.2.1 Calcula l’àrea i el perímetre de qualsevol figura plana utilitzant unitats </text:span><text:soft-page-break/><text:span text:style-name="T10">convencionals, en entorns (naturals, artístics i arquitectònics, etc.) i utilitzant diverses estratègies (fórmules, descomposició, etc.), per a explicar el món que ens rodeja.</text:span></text:p>
          </table:table-cell>
          <table:table-cell table:style-name="Tabla4.D34" office:value-type="string">
            <text:p text:style-name="P79">CMCT</text:p>
            <text:p text:style-name="P82">CSC</text:p>
          </table:table-cell>
          <table:table-cell table:style-name="Tabla4.E34" office:value-type="string">
            <text:p text:style-name="P88"/>
          </table:table-cell>
          <table:table-cell table:style-name="Tabla4.F34" office:value-type="string">
            <text:p text:style-name="P88"/>
          </table:table-cell>
          <table:table-cell table:style-name="Tabla4.G34" office:value-type="string">
            <text:p text:style-name="P88"/>
          </table:table-cell>
          <table:table-cell table:style-name="Tabla4.H34" office:value-type="string">
            <text:p text:style-name="P88"/>
          </table:table-cell>
        </table:table-row>
        <table:table-row table:style-name="Tabla4.1">
          <table:table-cell table:style-name="Tabla4.A36" table:number-rows-spanned="2" office:value-type="string">
            <text:p text:style-name="P37">Políedres. Elements bàsics: vèrtexs, cares i arestes. </text:p>
            <text:p text:style-name="P16">Políedres regulars.</text:p>
          </table:table-cell>
          <table:table-cell table:style-name="Tabla4.B36" table:number-rows-spanned="2" office:value-type="string">
            <text:p text:style-name="P78">6tMAT.BL4.3 Reproduir cossos geomètrics de l’entorn (natural, artístic, arquitectònic, etc.) basant-se en alguna de les seues propietats, amb els recursos apropiats (cinta mètrica, fotografies, programes de geometria dinàmica, etc.), utilitzant el vocabulari adequat, per a explicar el món que ens rodeja.</text:p>
          </table:table-cell>
          <table:table-cell table:style-name="Tabla4.C35" office:value-type="string">
            <text:p text:style-name="P131"><text:span text:style-name="T10">6tMAT.BL4.3.1 Reproduïx cossos geomètrics de l’entorn (natural, artístic, arquitectònic, etc.) basant-se en alguna de les seues propietats, amb els recursos apropiats (cinta mètrica, fotografies, programes de geometria dinàmica, etc.) i utilitzant el vocabulari adequat, per a explicar el món que ens </text:span><text:span text:style-name="T11">envolta</text:span><text:span text:style-name="T10">.</text:span></text:p>
          </table:table-cell>
          <table:table-cell table:style-name="Tabla4.D35" office:value-type="string">
            <text:p text:style-name="P127">CMCT</text:p>
            <text:p text:style-name="P127">CCLI</text:p>
            <text:p text:style-name="P119">CD</text:p>
          </table:table-cell>
          <table:table-cell table:style-name="Tabla4.E35" office:value-type="string">
            <text:p text:style-name="P88"/>
          </table:table-cell>
          <table:table-cell table:style-name="Tabla4.F35" office:value-type="string">
            <text:p text:style-name="P88"/>
          </table:table-cell>
          <table:table-cell table:style-name="Tabla4.G35" office:value-type="string">
            <text:p text:style-name="P88"/>
          </table:table-cell>
          <table:table-cell table:style-name="Tabla4.H35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C36" office:value-type="string">
            <text:p text:style-name="P83"><text:span text:style-name="T3">6tMAT.BL4.3.2 </text:span>Cla<text:span text:style-name="T44">s</text:span>sifica els cossos geomètrics de l’entorn <text:span text:style-name="T3">(natural, artístic, arquitectònic, etc.) basant-se en alguna de les seues propietats, amb els recursos apropiats (cinta mètrica, fotografies, programes de geometria dinàmica, etc.) i utilitza</text:span><text:span text:style-name="T43">nt</text:span><text:span text:style-name="T3"> el vocabulari adequat, </text:span>per a explicar el món que ens envolta<text:span text:style-name="T3">.</text:span></text:p>
          </table:table-cell>
          <table:table-cell table:style-name="Tabla4.D36" office:value-type="string">
            <text:p text:style-name="P127">CMCT</text:p>
            <text:p text:style-name="P127">CCLI</text:p>
            <text:p text:style-name="P119">CD</text:p>
          </table:table-cell>
          <table:table-cell table:style-name="Tabla4.E36" office:value-type="string">
            <text:p text:style-name="P88"/>
          </table:table-cell>
          <table:table-cell table:style-name="Tabla4.F36" office:value-type="string">
            <text:p text:style-name="P88"/>
          </table:table-cell>
          <table:table-cell table:style-name="Tabla4.G36" office:value-type="string">
            <text:p text:style-name="P88"/>
          </table:table-cell>
          <table:table-cell table:style-name="Tabla4.H36" office:value-type="string">
            <text:p text:style-name="P88"/>
          </table:table-cell>
        </table:table-row>
        <table:table-row table:style-name="Tabla4.1">
          <table:table-cell table:style-name="Tabla4.A37" office:value-type="string">
            <text:p text:style-name="P35">La representació elemental de l’espai.</text:p>
            <text:p text:style-name="P38">Escales.</text:p>
            <text:p text:style-name="P46">Instruments d’orientació.</text:p>
          </table:table-cell>
          <table:table-cell table:style-name="Tabla4.B37" office:value-type="string">
            <text:p text:style-name="P76">6tMAT.BL4.4 Interpretar una representació espacial (croquis d’un itinerari, plànol de cases o ciutats) realitzada a partir d’un sistema de referència, per a orientar-se en distints entorns.</text:p>
          </table:table-cell>
          <table:table-cell table:style-name="Tabla4.C37" office:value-type="string">
            <text:p text:style-name="P132">6tMAT.BL4.4.1 Interpreta una representació espacial (croquis d’un itinerari, plànol de cases o ciutats) realitzada a partir d’un sistema de referència per a orientar-se en distints entorns.</text:p>
          </table:table-cell>
          <table:table-cell table:style-name="Tabla4.D37" office:value-type="string">
            <text:p text:style-name="P128">CMCT</text:p>
            <text:p text:style-name="P120">CSC</text:p>
          </table:table-cell>
          <table:table-cell table:style-name="Tabla4.E37" office:value-type="string">
            <text:p text:style-name="P88"/>
          </table:table-cell>
          <table:table-cell table:style-name="Tabla4.F37" office:value-type="string">
            <text:p text:style-name="P88"/>
          </table:table-cell>
          <table:table-cell table:style-name="Tabla4.G37" office:value-type="string">
            <text:p text:style-name="P88"/>
          </table:table-cell>
          <table:table-cell table:style-name="Tabla4.H37" office:value-type="string">
            <text:p text:style-name="P88"/>
          </table:table-cell>
        </table:table-row>
        <table:table-row table:style-name="Tabla4.1">
          <table:table-cell table:style-name="Tabla4.A19" table:number-rows-spanned="2" office:value-type="string">
            <text:p text:style-name="P58">Tots els continguts del bloc del nivell educatiu. </text:p>
          </table:table-cell>
          <table:table-cell table:style-name="Tabla4.A19" table:number-rows-spanned="2" office:value-type="string">
            <text:p text:style-name="P85">6tMAT.BL4.5 Identificar i respectar les manifestacions artístiques més<text:span text:style-name="T20"> significatives, a través dels mitjans audiovisuals i Internet, e</text:span>n què apareixen els elements geomètrics del nivell que formen part de patrimoni artístic i cultural i argumentar de forma crítica les seues idees, opinions i preferències a través del diàleg i la reflexió.</text:p>
          </table:table-cell>
          <table:table-cell table:style-name="Tabla4.A19" office:value-type="string">
            <text:p text:style-name="P122"><text:span text:style-name="T29">6tMAT.BL4.5.1 Identifica les manifestacions artístiques més significatives a través dels mitjans audiovisuals i Internet</text:span><text:span text:style-name="T45"> </text:span><text:span text:style-name="T29">en què apareixen els elements geomètrics del nivell que formen part de patrimoni artístic i cultural. </text:span></text:p>
          </table:table-cell>
          <table:table-cell table:style-name="Tabla4.D38" office:value-type="string">
            <text:p text:style-name="P120">CEC </text:p>
          </table:table-cell>
          <table:table-cell table:style-name="Tabla4.E38" office:value-type="string">
            <text:p text:style-name="P88"/>
          </table:table-cell>
          <table:table-cell table:style-name="Tabla4.F38" office:value-type="string">
            <text:p text:style-name="P88"/>
          </table:table-cell>
          <table:table-cell table:style-name="Tabla4.G38" office:value-type="string">
            <text:p text:style-name="P88"/>
          </table:table-cell>
          <table:table-cell table:style-name="Tabla4.H38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67">6tMAT.BL4.5.2 Respecta les manifestacions artístiques més<text:span text:style-name="T37"> significatives a través dels mitjans audiovisuals i Internet </text:span>que formen part de patrimoni<text:span text:style-name="T41"> artístic i cultural</text:span> <text:span text:style-name="T20">en les quals apareixen els elements geomètrics </text:span><text:soft-page-break/><text:span text:style-name="T20">del nivell, i expressa</text:span><text:span text:style-name="T41"> els seus coneixements</text:span> i argumenta de forma crítica les seues idees, opinions i preferències a través del diàleg i la reflexió.</text:p>
          </table:table-cell>
          <table:table-cell table:style-name="Tabla4.D39" office:value-type="string">
            <text:p text:style-name="P120">CSC</text:p>
          </table:table-cell>
          <table:table-cell table:style-name="Tabla4.E39" office:value-type="string">
            <text:p text:style-name="P88"/>
          </table:table-cell>
          <table:table-cell table:style-name="Tabla4.F39" office:value-type="string">
            <text:p text:style-name="P88"/>
          </table:table-cell>
          <table:table-cell table:style-name="Tabla4.G39" office:value-type="string">
            <text:p text:style-name="P88"/>
          </table:table-cell>
          <table:table-cell table:style-name="Tabla4.H39" office:value-type="string">
            <text:p text:style-name="P88"/>
          </table:table-cell>
        </table:table-row>
        <table:table-row table:style-name="Tabla4.17">
          <table:table-cell table:style-name="Tabla4.A2" table:number-columns-spanned="8" office:value-type="string">
            <text:p text:style-name="P55">BLOC 5. ESTADÍSTICA I PROBABILI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9" office:value-type="string">
            <text:p text:style-name="P93">CONTINGUTS</text:p>
          </table:table-cell>
          <table:table-cell table:style-name="Tabla4.A19" office:value-type="string">
            <text:p text:style-name="P94">CRITERIS D’AVALUACIÓ</text:p>
          </table:table-cell>
          <table:table-cell table:style-name="Tabla4.A19" office:value-type="string">
            <text:p text:style-name="P95">INDICADORS D’ÈXIT</text:p>
          </table:table-cell>
          <table:table-cell table:style-name="Tabla4.D41" office:value-type="string">
            <text:p text:style-name="P95">CCLV</text:p>
          </table:table-cell>
          <table:table-cell table:style-name="Tabla4.E41" office:value-type="string">
            <text:p text:style-name="P96">1<text:span text:style-name="T39">r</text:span> T</text:p>
          </table:table-cell>
          <table:table-cell table:style-name="Tabla4.F41" office:value-type="string">
            <text:p text:style-name="P96">2<text:span text:style-name="T39">n</text:span> T</text:p>
          </table:table-cell>
          <table:table-cell table:style-name="Tabla4.G41" office:value-type="string">
            <text:p text:style-name="P96">3<text:span text:style-name="T39">r</text:span> T</text:p>
          </table:table-cell>
          <table:table-cell table:style-name="Tabla4.H41" office:value-type="string">
            <text:p text:style-name="P96">FIN</text:p>
          </table:table-cell>
        </table:table-row>
        <table:table-row table:style-name="Tabla4.1">
          <table:table-cell table:style-name="Tabla4.A19" table:number-rows-spanned="2" office:value-type="string">
            <text:p text:style-name="P22">Arreplega i classificació de dades qualitatives i quantitatives.</text:p>
            <text:p text:style-name="P23">Construcció de taules de freqüències absolutes i relatives.</text:p>
            <text:p text:style-name="P23">Iniciació intuïtiva a les mesures de centralització: la mitjana aritmètica, la moda i el rang.</text:p>
            <text:p text:style-name="P41">Realització i anàlisi de gràfics: diagrames de barres, poligonals i sectorials.</text:p>
            <text:p text:style-name="P41">Anàlisi crítica de les informacions que es presenten per mitjà de gràfics.</text:p>
            <text:p text:style-name="P41">Ús de les TIC en la realització de taules i diagrames.</text:p>
            <text:p text:style-name="P69">Resolució de problemes d’estadística relacionats amb objectes, fets i situacions de la vida quotidiana.</text:p>
            <text:p text:style-name="P59">Resolució de problemes referits a situacions obertes i investigacions matemàtiques i xicotets projectes de treballs sobre estadística, utilitzant diferents estratègies, col·laborant amb els altres i comunicant oralment o per escrit el procés seguit en la resolució i les conclusions </text:p>
          </table:table-cell>
          <table:table-cell table:style-name="Tabla4.A19" table:number-rows-spanned="2" office:value-type="string">
            <text:p text:style-name="P68">6tMAT.BL5.1 Arreplegar<text:span text:style-name="T38"> i registrar informacions quantificables a partir d’enquestes, mitjans de comunicació, INE, Internet..., utilitzant la mitjana, la moda i el rang, per a analitzar informació d’interés humà o relacionada amb la seua vida quotidiana.</text:span></text:p>
          </table:table-cell>
          <table:table-cell table:style-name="Tabla4.A19" office:value-type="string">
            <text:p text:style-name="P135">6tMAT.BL5.1.1 Arreplega i registra informacions quantificables a partir d’enquestes, mitjans de comunicació, INE, Internet...</text:p>
          </table:table-cell>
          <table:table-cell table:style-name="Tabla4.D42" office:value-type="string">
            <text:p text:style-name="P129">CMCT</text:p>
            <text:p text:style-name="P129">CCLI</text:p>
            <text:p text:style-name="P121">CAA</text:p>
          </table:table-cell>
          <table:table-cell table:style-name="Tabla4.E42" office:value-type="string">
            <text:p text:style-name="P88"/>
          </table:table-cell>
          <table:table-cell table:style-name="Tabla4.F42" office:value-type="string">
            <text:p text:style-name="P88"/>
          </table:table-cell>
          <table:table-cell table:style-name="Tabla4.G42" office:value-type="string">
            <text:p text:style-name="P88"/>
          </table:table-cell>
          <table:table-cell table:style-name="Tabla4.H42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66"><text:span text:style-name="T35">6tMAT.BL5.1.2 </text:span><text:span text:style-name="T30">Interpreta i analitza dades sobre informacions quantificables a partir d’enquestes, mitjans de comunicació, INE, Internet..., utilitzant la mitjana, la moda i el rang.</text:span></text:p>
          </table:table-cell>
          <table:table-cell table:style-name="Tabla4.D43" office:value-type="string">
            <text:p text:style-name="P129">CMCT</text:p>
            <text:p text:style-name="P129">CCLI</text:p>
            <text:p text:style-name="P121">CAA</text:p>
          </table:table-cell>
          <table:table-cell table:style-name="Tabla4.E43" office:value-type="string">
            <text:p text:style-name="P88"/>
          </table:table-cell>
          <table:table-cell table:style-name="Tabla4.F43" office:value-type="string">
            <text:p text:style-name="P88"/>
          </table:table-cell>
          <table:table-cell table:style-name="Tabla4.G43" office:value-type="string">
            <text:p text:style-name="P88"/>
          </table:table-cell>
          <table:table-cell table:style-name="Tabla4.H43" office:value-type="string">
            <text:p text:style-name="P88"/>
          </table:table-cell>
        </table:table-row>
        <table:table-row table:style-name="Tabla4.1">
          <table:table-cell table:style-name="Tabla4.A19" table:number-rows-spanned="2" office:value-type="string">
            <text:p text:style-name="P22">Predicció del resultat d’experiències <text:s/>de l’atzar</text:p>
            <text:p text:style-name="P23">Distinció entre fenòmens aleatoris i deterministes. </text:p>
            <text:p text:style-name="P23">Caràcter aleatori d’algunes experiències.</text:p>
            <text:p text:style-name="P31">Zero i u com a probabilitat<text:span text:style-name="T46">s</text:span> d<text:span text:style-name="T46">els</text:span> <text:soft-page-break/>succ<text:span text:style-name="T46">essos</text:span> impossible i segur.</text:p>
            <text:p text:style-name="P23">Anàlisi i elaboració d’informes sobre fenòmens socials relacionats amb l’atzar.</text:p>
            <text:p text:style-name="P69">Resolució de problemes de probabilitat relacionats amb objectes, fets i situacions de la vida quotidiana.</text:p>
            <text:p text:style-name="P60"><text:span text:style-name="A7"><text:span text:style-name="T3">Resolució de problemes referits a situacions obertes i investigacions matemàtiques i xicotets projectes de treballs sobre probabilitat, utilitzant diferents estratègies, col·laborant amb els altres i comunicant oralment o per escrit el procés seguit en la resolució i les conclusions </text:span></text:span></text:p>
          </table:table-cell>
          <table:table-cell table:style-name="Tabla4.A19" table:number-rows-spanned="2" office:value-type="string">
            <text:p text:style-name="P107">6tMAT.BL5.2 Predir<text:span text:style-name="T40"> resultats i calcular probabilitats, utilitzant fraccions, a partir de les dades presentades en una taula, en un diagrama o en un experiment aleatori, i analitzar els resultats en xicotet o gran grup. Utilitzar estos coneixements en la </text:span><text:soft-page-break/><text:span text:style-name="T40">comprensió de la presa de decisions en situacions (pronosticar el clima, determinar plagues, en medicina, en control de qualitat, en jocs...) en les quals es coneix la probabilitat.</text:span></text:p>
          </table:table-cell>
          <table:table-cell table:style-name="Tabla4.A19" office:value-type="string">
            <text:p text:style-name="P109"><text:span text:style-name="T12">6tMAT.BL5.2.1 Prediu</text:span><text:span text:style-name="T33"> resultats i </text:span><text:span text:style-name="T27">calcula probabilitats, </text:span><text:span text:style-name="T33">utilitzant fraccions, a partir de les dades presentades en una taula, en un diagrama o en un experiment aleatori.</text:span></text:p>
          </table:table-cell>
          <table:table-cell table:style-name="Tabla4.D45" office:value-type="string">
            <text:p text:style-name="P129">CMCT</text:p>
            <text:p text:style-name="P129">CLI</text:p>
            <text:p text:style-name="P121"/>
          </table:table-cell>
          <table:table-cell table:style-name="Tabla4.E45" office:value-type="string">
            <text:p text:style-name="P88"/>
          </table:table-cell>
          <table:table-cell table:style-name="Tabla4.F45" office:value-type="string">
            <text:p text:style-name="P88"/>
          </table:table-cell>
          <table:table-cell table:style-name="Tabla4.G45" office:value-type="string">
            <text:p text:style-name="P88"/>
          </table:table-cell>
          <table:table-cell table:style-name="Tabla4.H45" office:value-type="string">
            <text:p text:style-name="P88"/>
          </table:table-cell>
        </table:table-row>
        <table:table-row table:style-name="Tabla4.1">
          <table:covered-table-cell/>
          <table:covered-table-cell/>
          <table:table-cell table:style-name="Tabla4.A19" office:value-type="string">
            <text:p text:style-name="P110"><text:span text:style-name="T18">6tMAT.BL5.2.2</text:span><text:span text:style-name="T6"> Analitza</text:span><text:span text:style-name="T33"> els resultats </text:span><text:span text:style-name="T27">en </text:span><text:soft-page-break/><text:span text:style-name="T27">xicotet o gran grup</text:span><text:span text:style-name="T33"> i utilitza estos coneixements en la comprensió de la presa</text:span><text:span text:style-name="T27"> de decisions</text:span><text:span text:style-name="T33"> en situacions (pronosticar el clima, determinar plagues, en medicina, en control de qualitat, en jocs...) en les quals es coneix la probabilitat.</text:span></text:p>
          </table:table-cell>
          <table:table-cell table:style-name="Tabla4.D45" office:value-type="string">
            <text:p text:style-name="P129">CMCT</text:p>
            <text:p text:style-name="P121"><text:soft-page-break/>CCLI</text:p>
          </table:table-cell>
          <table:table-cell table:style-name="Tabla4.E45" office:value-type="string">
            <text:p text:style-name="P88"/>
          </table:table-cell>
          <table:table-cell table:style-name="Tabla4.F45" office:value-type="string">
            <text:p text:style-name="P88"/>
          </table:table-cell>
          <table:table-cell table:style-name="Tabla4.G45" office:value-type="string">
            <text:p text:style-name="P88"/>
          </table:table-cell>
          <table:table-cell table:style-name="Tabla4.H45" office:value-type="string">
            <text:p text:style-name="P88"/>
          </table:table-cell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10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6-09-28T18:23:53.466797691</dc:date>
    <meta:editing-cycles>202</meta:editing-cycles>
    <meta:editing-duration>PT20H6M14S</meta:editing-duration>
    <meta:generator>LibreOffice/4.2.8.2$Linux_X86_64 LibreOffice_project/420m0$Build-2</meta:generator>
    <meta:document-statistic meta:table-count="1" meta:image-count="0" meta:object-count="1" meta:page-count="10" meta:paragraph-count="292" meta:word-count="3347" meta:character-count="23407" meta:non-whitespace-character-count="20261"/>
  </office:meta>
</office:document-meta>
</file>

<file path=Object 1/content.xml><?xml version="1.0" encoding="utf-8"?>
<math xmlns="http://www.w3.org/1998/Math/MathML" display="block">
  <semantics>
    <mrow>
      <mstyle mathsize="12pt">
        <mi>π</mi>
      </mstyle>
      <mrow/>
    </mrow>
    <annotation encoding="StarMath 5.0"> size 12{π} {}</annotation>
  </semantics>
</math>
</file>